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 style:list-style-name="L3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nd some elements and do something with them</text:p>
      <text:p text:style-name="Standard"/>
      <text:p text:style-name="Standard">//hide all divs on the page</text:p>
      <text:p text:style-name="Standard">jQuery('div').hide();</text:p>
      <text:p text:style-name="Standard">//update the text contained inside of all divs</text:p>
      <text:p text:style-name="Standard">jQuery('div').text('new content');</text:p>
      <text:p text:style-name="Standard">//add a class attribute with a value of updatedContent to all divs</text:p>
      <text:p text:style-name="Standard">jQuery('div').addClass("updatedContent");</text:p>
      <text:p text:style-name="Standard">//show all divs on the page</text:p>
      <text:p text:style-name="Standard">jQuery('div').show();</text:p>
      <text:p text:style-name="Standard"/>
      <text:p text:style-name="Standard"/>
      <text:p text:style-name="Standard">chaining</text:p>
      <text:p text:style-name="Standard"/>
      <text:p text:style-name="Standard"/>
      <text:p text:style-name="Standard">//hide all divs on the page</text:p>
      <text:p text:style-name="Standard">jQuery('div').hide();</text:p>
      <text:p text:style-name="Standard">//update the text contained inside of the div</text:p>
      <text:p text:style-name="Standard">jQuery('div').text('new content');</text:p>
      <text:p text:style-name="Standard">//add a class attribute with a value of updatedContent to all divs</text:p>
      <text:p text:style-name="Standard">jQuery('div').addClass("updatedContent");</text:p>
      <text:p text:style-name="Standard">//show all divs on the page</text:p>
      <text:p text:style-name="Standard">jQuery('div').show();</text:p>
      <text:p text:style-name="Standard"/>
      <text:p text:style-name="Standard">to this:</text:p>
      <text:p text:style-name="Standard">jQuery('div').hide().text('new content').addClass("updatedContent").show();</text:p>
      <text:p text:style-name="Standard">or, with indenting and line breaks, to this:</text:p>
      <text:p text:style-name="Standard">jQuery('div')</text:p>
      <text:p text:style-name="Standard">.hide()</text:p>
      <text:p text:style-name="Standard">.text('new content')</text:p>
      <text:p text:style-name="Standard">.addClass("updatedContent")</text:p>
      <text:p text:style-name="Standard">.show();</text:p>
      <text:p text:style-name="Standard"/>
      <text:p text:style-name="Standard">The jQuery wrapper set</text:p>
      <text:p text:style-name="Standard">A good majority of the time, if jQuery is involved, you’re going to be getting what is</text:p>
      <text:p text:style-name="Standard">known as a wrapper. In other words, you’ll be selecting DOM elements from an HTML</text:p>
      <text:p text:style-name="Standard">page that will be wrapped with jQuery functionality. Personally, I often refer to this as</text:p>
      <text:p text:style-name="Standard">a “wrapper set” or “wrapped set” because it’s a set of elements wrapped with jQuery</text:p>
      <text:p text:style-name="Standard">functionality.</text:p>
      <text:p text:style-name="Standard"/>
      <text:p text:style-name="Standard">&lt;body&gt;</text:p>
      <text:p text:style-name="Standard">&lt;div&gt;old content&lt;/div&gt;</text:p>
      <text:p text:style-name="Standard">&lt;div&gt;old content&lt;/div&gt;</text:p>
      <text:p text:style-name="Standard">&lt;div&gt;old content&lt;/div&gt;</text:p>
      <text:p text:style-name="Standard">&lt;div&gt;old content&lt;/div&gt;</text:p>
      <text:p text:style-name="Standard">&lt;script&gt;</text:p>
      <text:p text:style-name="Standard">//hide all divs on the page</text:p>
      <text:p text:style-name="Standard">jQuery('div').hide().text('new content').addClass("updatedContent").show(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How the jQuery API Is Organized</text:p>
      <text:p text:style-name="Standard"/>
      <text:p text:style-name="Standard">• jQuery Core</text:p>
      <text:p text:style-name="Standard">— The jQuery Function</text:p>
      <text:p text:style-name="Standard">— jQuery Object Accessors</text:p>
      <text:p text:style-name="Standard">— Data</text:p>
      <text:p text:style-name="Standard">— Plugins</text:p>
      <text:p text:style-name="Standard">— Interoperability</text:p>
      <text:p text:style-name="Standard">• Selectors</text:p>
      <text:p text:style-name="Standard">— Basics</text:p>
      <text:p text:style-name="Standard">— Hierarchy</text:p>
      <text:p text:style-name="Standard">— Basic Filters</text:p>
      <text:p text:style-name="Standard">— Content Filters</text:p>
      <text:p text:style-name="Standard">— Visibility Filters</text:p>
      <text:p text:style-name="Standard">— Attribute Filters</text:p>
      <text:p text:style-name="Standard">— Child Filters</text:p>
      <text:p text:style-name="Standard">— Forms</text:p>
      <text:list xml:id="list769454702" text:style-name="L1">
        <text:list-item>
          <text:p text:style-name="P1">Form Filters</text:p>
        </text:list-item>
      </text:list>
      <text:p text:style-name="Standard"/>
      <text:p text:style-name="Standard">— Child Filters</text:p>
      <text:p text:style-name="Standard">— Forms</text:p>
      <text:p text:style-name="Standard">— Form Filters</text:p>
      <text:p text:style-name="Standard">• Attributes</text:p>
      <text:p text:style-name="Standard">— Attr</text:p>
      <text:p text:style-name="Standard">— Class</text:p>
      <text:p text:style-name="Standard">— HTML</text:p>
      <text:p text:style-name="Standard">— Text</text:p>
      <text:p text:style-name="Standard">— Value</text:p>
      <text:p text:style-name="Standard">Traversing</text:p>
      <text:p text:style-name="Standard">— Filtering</text:p>
      <text:p text:style-name="Standard">— Finding</text:p>
      <text:p text:style-name="Standard">— Chaining</text:p>
      <text:p text:style-name="Standard">Manipulation</text:p>
      <text:p text:style-name="Standard">— Changing Contents</text:p>
      <text:p text:style-name="Standard">— Inserting Inside</text:p>
      <text:p text:style-name="Standard">— Inserting Outside</text:p>
      <text:p text:style-name="Standard">— Inserting Around</text:p>
      <text:p text:style-name="Standard">— Replacing</text:p>
      <text:p text:style-name="Standard">— Removing</text:p>
      <text:p text:style-name="Standard">— Copying</text:p>
      <text:p text:style-name="Standard">CSS</text:p>
      <text:p text:style-name="Standard">— CSS</text:p>
      <text:p text:style-name="Standard">— Positioning</text:p>
      <text:p text:style-name="Standard">— Height and Widths</text:p>
      <text:p text:style-name="Standard">Events</text:p>
      <text:p text:style-name="Standard">— Page Load</text:p>
      <text:p text:style-name="Standard">— Event Handling</text:p>
      <text:p text:style-name="Standard">— Live Events</text:p>
      <text:p text:style-name="Standard">— Interaction Helpers</text:p>
      <text:p text:style-name="Standard">— Event Helpers</text:p>
      <text:p text:style-name="Standard">Effects</text:p>
      <text:p text:style-name="Standard">— Basics</text:p>
      <text:p text:style-name="Standard"><text:soft-page-break/>— Sliding</text:p>
      <text:p text:style-name="Standard">— Fading</text:p>
      <text:p text:style-name="Standard">— Custom</text:p>
      <text:p text:style-name="Standard">— Settings</text:p>
      <text:p text:style-name="Standard">Ajax</text:p>
      <text:p text:style-name="Standard">— AJAX Requests</text:p>
      <text:p text:style-name="Standard">8 | Chapter 1: jQuery Basics</text:p>
      <text:p text:style-name="Standard">www.it-ebooks.info</text:p>
      <text:p text:style-name="Standard">— AJAX Events</text:p>
      <text:p text:style-name="Standard">— Misc.</text:p>
      <text:p text:style-name="Standard">• Utilities</text:p>
      <text:p text:style-name="Standard">— Browser and Feature Detection</text:p>
      <text:p text:style-name="Standard">— Array and Object Operations</text:p>
      <text:p text:style-name="Standard">— Test Operations</text:p>
      <text:p text:style-name="Standard">— String Operations</text:p>
      <text:list xml:id="list1444836246" text:style-name="L2">
        <text:list-item>
          <text:p text:style-name="P2">Urls</text:p>
        </text:list-item>
      </text:list>
      <text:p text:style-name="Standard"/>
      <text:p text:style-name="Standard">Including the jQuery Library Code in an HTML Page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/head&gt;</text:p>
      <text:p text:style-name="Standard">&lt;body&gt;</text:p>
      <text:p text:style-name="Standard"/>
      <text:p text:style-name="Standard">&lt;script type="text/JavaScript"&gt;</text:p>
      <text:p text:style-name="Standard">alert('jQuery ' + jQuery.fn.jquery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Executing jQuery/JavaScript Coded After the DOM Has</text:p>
      <text:p text:style-name="Standard">Loaded but Before Complete Page Load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jQuery(document).ready(function(){//DOM not loaded, must use ready event</text:p>
      <text:p text:style-name="Standard">alert(jQuery('p').text());</text:p>
      <text:p text:style-name="Standard">});</text:p>
      <text:p text:style-name="Standard">&lt;/script&gt;</text:p>
      <text:p text:style-name="Standard"><text:soft-page-break/>&lt;/head&gt;</text:p>
      <text:p text:style-name="Standard">&lt;body&gt;</text:p>
      <text:p text:style-name="Standard">&lt;p&gt;The DOM is ready!&lt;/p&gt;</text:p>
      <text:p text:style-name="Standard">&lt;/body&gt;</text:p>
      <text:p text:style-name="Standard">&lt;/html&gt;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jQuery(function(){ //DOM not loaded, must use ready event</text:p>
      <text:p text:style-name="Standard"/>
      <text:p text:style-name="Standard">alert(jQuery('p').text());</text:p>
      <text:p text:style-name="Standard">});</text:p>
      <text:p text:style-name="Standard">&lt;/script&gt;</text:p>
      <text:p text:style-name="Standard">&lt;/head&gt;</text:p>
      <text:p text:style-name="Standard">&lt;body&gt;</text:p>
      <text:p text:style-name="Standard">&lt;p&gt;The DOM is ready!&lt;/p&gt;</text:p>
      <text:p text:style-name="Standard">&lt;/body&gt;</text:p>
      <text:p text:style-name="Standard">&lt;/html&gt;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The DOM is ready!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alert(jQuery('p').text());//go for it the DOM is loaded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/>
      <text:p text:style-name="Standard"><text:s/>Selecting DOM Elements Using Selectors and the jQuery</text:p>
      <text:p text:style-name="Standard">Function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<text:soft-page-break/>&lt;meta http-equiv="Content-Type" content="text/html; charset=UTF-8" /&gt;</text:p>
      <text:p text:style-name="Standard">&lt;/head&gt;</text:p>
      <text:p text:style-name="Standard">&lt;body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here are 6 elements</text:p>
      <text:p text:style-name="Standard">alert('Page contains ' + jQuery('a').length + ' &lt;a&gt; elements!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 bgcolor="yellow"&gt; &lt;!-- yes the attribute is depreciated, I know, roll</text:p>
      <text:p text:style-name="Standard">with it --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a href='#'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here are 6 elements</text:p>
      <text:p text:style-name="Standard">alert('Page contains ' + jQuery(document.getElementsByTagName('a')).length +</text:p>
      <text:p text:style-name="Standard">' &lt;a&gt; Elements, And has a '</text:p>
      <text:p text:style-name="Standard">+ jQuery(document.body).attr('bgcolor') + ' background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<text:s/>Selecting DOM Elements Within a Specified Context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<text:soft-page-break/>&lt;body&gt;</text:p>
      <text:p text:style-name="Standard">&lt;form&gt; type="checkbox" /&gt;</text:p>
      <text:p text:style-name="Standard">&lt;input name="" type="radio" /&gt;</text:p>
      <text:p text:style-name="Standard">&lt;input name="" type="text" /&gt;</text:p>
      <text:p text:style-name="Standard">&lt;input name="" type="button" /&gt;</text:p>
      <text:p text:style-name="Standard">&lt;input name="" </text:p>
      <text:p text:style-name="Standard">&lt;/form&gt; </text:p>
      <text:p text:style-name="Standard">&lt;form&gt; type="checkbox" /&gt;</text:p>
      <text:p text:style-name="Standard">&lt;input name="" type="radio" /&gt;</text:p>
      <text:p text:style-name="Standard">&lt;input name="" type="text" /&gt;</text:p>
      <text:p text:style-name="Standard">&lt;input name="" type="button" /&gt;</text:p>
      <text:p text:style-name="Standard">&lt;input name="" </text:p>
      <text:p text:style-name="Standard">&lt;/form&gt; </text:p>
      <text:p text:style-name="Standard">&lt;input type="checkbox" /&gt;</text:p>
      <text:p text:style-name="Standard">&lt;input type="radio" /&gt;</text:p>
      <text:p text:style-name="Standard">&lt;input type="text" /&gt;</text:p>
      <text:p text:style-name="Standard">&lt;input type="button" /&gt;</text:p>
      <text:p text:style-name="Standard">name=""</text:p>
      <text:p text:style-name="Standard">name=""</text:p>
      <text:p text:style-name="Standard">name=""</text:p>
      <text:p text:style-name="Standard">name=""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searches within all form elements, using a wrapper for context, alerts "8 inputs"</text:p>
      <text:p text:style-name="Standard">alert('selected ' + jQuery('input',$('form')).length + ' inputs');</text:p>
      <text:p text:style-name="Standard">//search with the first form element, using DOM reference as the context, alerts</text:p>
      <text:p text:style-name="Standard">//"4 inputs"</text:p>
      <text:p text:style-name="Standard">alert('selected' + jQuery('input',document.forms[0]).length + ' inputs');</text:p>
      <text:p text:style-name="Standard">//search within the body element for all input elements using an expression,</text:p>
      <text:p text:style-name="Standard">//alerts "12 inputs"</text:p>
      <text:p text:style-name="Standard">alert('selected' + jQuery('input','body').length + ' inputs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Filtering a Wrapper Set of DOM Elements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a href="#" class="external"&gt;link&lt;/a&gt;</text:p>
      <text:p text:style-name="Standard">&lt;a href="#" class="external"&gt;link&lt;/a&gt;</text:p>
      <text:p text:style-name="Standard">&lt;a href="#"&gt;&lt;/a&gt;</text:p>
      <text:p text:style-name="Standard">&lt;a href="#" class="external"&gt;link&lt;/a&gt;</text:p>
      <text:p text:style-name="Standard">&lt;a href="#" class="external"&gt;link&lt;/a&gt;</text:p>
      <text:p text:style-name="Standard">&lt;a href="#"&gt;&lt;/a&gt;&lt;/li&gt;</text:p>
      <text:p text:style-name="Standard"/>
      <text:p text:style-name="Standard"><text:soft-page-break/>&lt;a href="#"&gt;link&lt;/a&gt;</text:p>
      <text:p text:style-name="Standard">&lt;a href="#"&gt;link&lt;/a&gt;</text:p>
      <text:p text:style-name="Standard">&lt;a href="#"&gt;link&lt;/a&gt;</text:p>
      <text:p text:style-name="Standard">&lt;a href="#"&gt;link&lt;/a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4 left in the set</text:p>
      <text:p text:style-name="Standard">alert(jQuery('a').filter('.external').length + ' external links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/>
      <text:p text:style-name="Standard">alert(</text:p>
      <text:p text:style-name="Standard">jQuery('a')</text:p>
      <text:p text:style-name="Standard">.filter(function(index){ return $(this).hasClass('external');})</text:p>
      <text:p text:style-name="Standard">.length + ' external links'</text:p>
      <text:p text:style-name="Standard">);</text:p>
      <text:p text:style-name="Standard"/>
      <text:p text:style-name="Standard">Finding Descendant Elements Within the Currently</text:p>
      <text:p text:style-name="Standard">Selected Wrapper Set</text:p>
      <text:p text:style-name="Standard"/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Ut ad videntur facilisis &lt;em&gt;elit&lt;/em&gt; cum. Nibh insitam erat facit</text:p>
      <text:p text:style-name="Standard">&lt;em&gt;saepius&lt;/em&gt; magna. Nam ex liber iriure et imperdiet. Et mirum eros</text:p>
      <text:p text:style-name="Standard">iis te habent. &lt;/p&gt;</text:p>
      <text:p text:style-name="Standard">&lt;p&gt;Claram claritatem eu amet dignissim magna. Dignissim quam elit facer eros</text:p>
      <text:p text:style-name="Standard">illum. Et qui ex esse &lt;em&gt;tincidunt&lt;/em&gt; anteposuerit. Nulla nam odio ii</text:p>
      <text:p text:style-name="Standard">vulputate feugait.&lt;/p&gt;</text:p>
      <text:p text:style-name="Standard">&lt;p&gt;In quis &lt;em&gt;laoreet&lt;/em&gt; te legunt euismod. Claritatem &lt;em&gt;consuetudium&lt;/em&gt;</text:p>
      <text:p text:style-name="Standard">wisi sit velit facilisi.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//alerts total italic words found inside of &lt;p&gt; elements</text:p>
      <text:p text:style-name="Standard">alert('The three paragraphs in all contain ' +</text:p>
      <text:p text:style-name="Standard">jQuery('p').find('em').length + '</text:p>
      <text:p text:style-name="Standard">italic words');</text:p>
      <text:p text:style-name="Standard">&lt;/script&gt;</text:p>
      <text:p text:style-name="Standard">&lt;/body&gt;</text:p>
      <text:p text:style-name="Standard">&lt;/html&gt;</text:p>
      <text:p text:style-name="Standard">Keep in mind that we could have also written this code by passing a contextual reference</text:p>
      <text:p text:style-name="Standard">as a second parameter to the jQuery function:</text:p>
      <text:p text:style-name="Standard">alert('The three paragraphs in all contain ' + jQuery('em',$('p')).length +</text:p>
      <text:p text:style-name="Standard"><text:soft-page-break/>' italic words');</text:p>
      <text:p text:style-name="Standard"/>
      <text:p text:style-name="Standard"/>
      <text:p text:style-name="Standard">alert('The three paragraphs in all contain ' + jQuery('p em').length +</text:p>
      <text:p text:style-name="Standard">' italic words');</text:p>
      <text:p text:style-name="Standard"/>
      <text:p text:style-name="Standard">Returning to the Prior Selection Before a Destructive</text:p>
      <text:p text:style-name="Standard">Change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p&gt;text&lt;/p&gt;</text:p>
      <text:p text:style-name="Standard">&lt;p class="middle"&gt;Middle &lt;span&gt;text&lt;/span&gt;&lt;/p&gt;</text:p>
      <text:p text:style-name="Standard">&lt;p&gt;text&lt;/p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>alert(jQuery('p').filter('.middle').length); //alerts 1</text:p>
      <text:p text:style-name="Standard">alert(jQuery('p').filter('.middle').end().length); //alerts 3</text:p>
      <text:p text:style-name="Standard">alert(jQuery('p').filter('.middle').find('span')</text:p>
      <text:p text:style-name="Standard">.end().end().length); //alerts 3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/>Including the Previous Selection with the Current Selection</text:p>
      <text:p text:style-name="Standard">Problem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div&gt;</text:p>
      <text:p text:style-name="Standard">&lt;p&gt;Paragraph&lt;/p&gt;</text:p>
      <text:p text:style-name="Standard">&lt;p&gt;Paragraph&lt;/p&gt;</text:p>
      <text:p text:style-name="Standard">&lt;/div&gt;</text:p>
      <text:p text:style-name="Standard">&lt;script type="text/JavaScript" src="http://ajax.googleapis.com/</text:p>
      <text:p text:style-name="Standard">ajax/libs/jquery/1.3.2/jquery.min.js"&gt;&lt;/script&gt;</text:p>
      <text:p text:style-name="Standard">&lt;script type="text/JavaScript"&gt;</text:p>
      <text:p text:style-name="Standard">jQuery('div').find('p').andSelf().css('border','1px solid #993300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<text:s/>Traversing the DOM Based on Your Current Context to</text:p>
      <text:p text:style-name="Standard">Acquire a New Set of DOM Elements</text:p>
      <text:p text:style-name="Standard"/>
      <text:p text:style-name="Standard">&lt;div&gt;</text:p>
      <text:p text:style-name="Standard">&lt;ul&gt;</text:p>
      <text:p text:style-name="Standard">&lt;li&gt;&lt;a</text:p>
      <text:p text:style-name="Standard">&lt;li&gt;&lt;a</text:p>
      <text:p text:style-name="Standard">&lt;li&gt;&lt;a</text:p>
      <text:p text:style-name="Standard">&lt;li&gt;&lt;a</text:p>
      <text:p text:style-name="Standard">&lt;/ul&gt;</text:p>
      <text:p text:style-name="Standard">&lt;/div&gt;</text:p>
      <text:p text:style-name="Standard">href="#"&gt;link&lt;/a&gt;&lt;/li&gt;</text:p>
      <text:p text:style-name="Standard">href="#"&gt;link&lt;/a&gt;&lt;/li&gt;</text:p>
      <text:p text:style-name="Standard">href="#"&gt;link&lt;/a&gt;&lt;/li&gt;</text:p>
      <text:p text:style-name="Standard">href="#"&gt;link&lt;/a&gt;&lt;/li&gt;</text:p>
      <text:p text:style-name="Standard"/>
      <text:p text:style-name="Standard">Now, let’s select the second &lt;li&gt; element using the :eq() index custom selector:</text:p>
      <text:p text:style-name="Standard">//selects the second element in the set of &lt;li&gt;'s by index, index starts at 0</text:p>
      <text:p text:style-name="Standard">jQuery('li:eq(1)');</text:p>
      <text:p text:style-name="Standard">We now have a context, a starting point within the HTML structure. Our starting point</text:p>
      <text:p text:style-name="Standard">is the second &lt;li&gt; element. From here we can go anywhere—well, almost anywhere.</text:p>
      <text:p text:style-name="Standard">Let’s see where we can go using a couple of the methods jQuery provides for traversing</text:p>
      <text:p text:style-name="Standard">the DOM. Read the comments in the code for clarification:</text:p>
      <text:p text:style-name="Standard">jQuery('li:eq(1)').next() //selects the third &lt;li&gt;</text:p>
      <text:p text:style-name="Standard">jQuery('li:eq(1)').prev() //selects the first &lt;li&gt;</text:p>
      <text:p text:style-name="Standard">jQuery('li:eq(1)').parent() //selects the &lt;ul&gt;</text:p>
      <text:p text:style-name="Standard">jQuery('li:eq(1)').parent().children() //selects all &lt;li&gt;s</text:p>
      <text:p text:style-name="Standard">jQuery('li:eq(1)').nextAll() //selects all the &lt;li&gt;s after the second &lt;li&gt;</text:p>
      <text:p text:style-name="Standard">jQuery('li:eq(1)').prevAll() //selects all the &lt;li&gt;s before the second &lt;li&gt;</text:p>
      <text:p text:style-name="Standard">Keep in mind that these traversing methods produce a new wrapper set, and to return</text:p>
      <text:p text:style-name="Standard">to the previous wrapper set, you can use end()</text:p>
      <text:p text:style-name="Standard"/>
      <text:p text:style-name="Standard"/>
      <text:p text:style-name="Standard">Creating, Operating on, and Inserting DOM Elements</text:p>
      <text:p text:style-name="Standard"/>
      <text:p text:style-name="Standard">&lt;!DOCTYPE html PUBLIC "-//W3C//DTD XHTML 1.0 Transitional//EN"</text:p>
      <text:p text:style-name="Standard">"http://www.w3.org/TR/xhtml1/DTD/xhtml1-transitional.dtd"&gt;</text:p>
      <text:p text:style-name="Standard">&lt;html&gt;</text:p>
      <text:p text:style-name="Standard">&lt;head&gt;</text:p>
      <text:p text:style-name="Standard">&lt;meta http-equiv="Content-Type" content="text/html; charset=UTF-8" /&gt;</text:p>
      <text:p text:style-name="Standard">&lt;/head&gt;</text:p>
      <text:p text:style-name="Standard">&lt;body&gt;</text:p>
      <text:p text:style-name="Standard">&lt;script type="text/JavaScript"</text:p>
      <text:p text:style-name="Standard">src="http://ajax.googleapis.com/ajax/libs/jquery/1.3.2/jquery.min.js"&gt;&lt;/script&gt;</text:p>
      <text:p text:style-name="Standard">&lt;script type="text/JavaScript"&gt;</text:p>
      <text:p text:style-name="Standard"/>
      <text:p text:style-name="Standard">jQuery('&lt;p&gt;&lt;a&gt;jQuery&lt;/a&gt;&lt;/p&gt;').find('a').attr('href','http://www.jquery.com')</text:p>
      <text:p text:style-name="Standard">.end().appendTo('body');</text:p>
      <text:p text:style-name="Standard">&lt;/script&gt;</text:p>
      <text:p text:style-name="Standard">&lt;/body&gt;</text:p>
      <text:p text:style-name="Standard">&lt;/html&gt;</text:p>
      <text:p text:style-name="Standard"/>
      <text:p text:style-name="Standard"><text:soft-page-break/>jQuery(document.createElement('p')).appendTo('body'); //adds an empty p element</text:p>
      <text:p text:style-name="Standard">to the page</text:p>
      <text:p text:style-name="Standard"/>
      <text:p text:style-name="Standard">It’s also worth mentioning here that we’ve only scratched the surface of the manipu-</text:p>
      <text:p text:style-name="Standard">lation methods by using the appendTo() method. In addition to the appendTo() method,</text:p>
      <text:p text:style-name="Standard">there are also the following manipulation methods:</text:p>
      <text:p text:style-name="Standard"></text:p>
      <text:p text:style-name="Standard">append()</text:p>
      <text:p text:style-name="Standard">prepend()</text:p>
      <text:p text:style-name="Standard">prependTo()</text:p>
      <text:p text:style-name="Standard">after()</text:p>
      <text:p text:style-name="Standard">before()</text:p>
      <text:p text:style-name="Standard">insertAfter()</text:p>
      <text:p text:style-name="Standard">insertBefore()</text:p>
      <text:p text:style-name="Standard">wrap()</text:p>
      <text:p text:style-name="Standard">wrapAll()</text:p>
      <text:p text:style-name="Standard">wrapInner()</text:p>
      <text:p text:style-name="Standard"/>
      <text:p text:style-name="P3">Removing DOM Elements</text:p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h3&gt;Anchors&lt;/h3&gt;</text:p>
      <text:p text:style-name="P3">&lt;a href='#'&gt;Anchor Element&lt;/a&gt;</text:p>
      <text:p text:style-name="P3">&lt;a href='#'&gt;Anchor Element&lt;/a&gt;</text:p>
      <text:p text:style-name="P3">&lt;a href='#'&gt;Anchor Element&lt;/a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a').remove();</text:p>
      <text:p text:style-name="P3">&lt;/script&gt;</text:p>
      <text:p text:style-name="P3">&lt;/body&gt;</text:p>
      <text:p text:style-name="P3">&lt;/html&gt;</text:p>
      <text:p text:style-name="P3"/>
      <text:p text:style-name="P3">It’s also possible to pass the method an expression to filter the set of elements to be</text:p>
      <text:p text:style-name="P3">removed. For example, our code could change to remove only anchors with a specific</text:p>
      <text:p text:style-name="P3">class:</text:p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h3&gt;Anchors&lt;/h3&gt;</text:p>
      <text:p text:style-name="P3">&lt;a href='#' class='remove'&gt;Anchor Element&lt;/a&gt;</text:p>
      <text:p text:style-name="P3">&lt;a href='#'&gt;Anchor Element&lt;/a&gt;</text:p>
      <text:p text:style-name="P3">&lt;a href='#' class="remove"&gt;Anchor Element&lt;/a&gt;</text:p>
      <text:p text:style-name="P3"><text:soft-page-break/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a').remove('.remove');</text:p>
      <text:p text:style-name="P3">&lt;/script&gt;</text:p>
      <text:p text:style-name="P3">&lt;/body&gt;</text:p>
      <text:p text:style-name="P3">&lt;/html&gt;</text:p>
      <text:p text:style-name="P3"/>
      <text:p text:style-name="P3">Replacing DOM Elements</text:p>
      <text:p text:style-name="P3"/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ul&gt;</text:p>
      <text:p text:style-name="P3">&lt;li class='remove'&gt;name&lt;/li&gt;</text:p>
      <text:p text:style-name="P3">&lt;li&gt;name&lt;/li&gt;</text:p>
      <text:p text:style-name="P3">&lt;li class='remove'&gt;name&lt;/li&gt;</text:p>
      <text:p text:style-name="P3">&lt;li class='remove'&gt;name&lt;/li&gt;</text:p>
      <text:p text:style-name="P3">&lt;li&gt;name&lt;/li&gt;</text:p>
      <text:p text:style-name="P3">&lt;li class='remove'&gt;name&lt;/li&gt;</text:p>
      <text:p text:style-name="P3">&lt;li&gt;name&lt;/li&gt;</text:p>
      <text:p text:style-name="P3">&lt;li class='remove'&gt;name&lt;/li&gt;</text:p>
      <text:p text:style-name="P3">&lt;/ul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li.remove').replaceWith('&lt;li&gt;removed&lt;/li&gt;'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>jQuery('&lt;li&gt;removed&lt;/li&gt;').replaceAll('li.remove');</text:p>
      <text:p text:style-name="P3"/>
      <text:p text:style-name="P3">Cloning DOM Elements</text:p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ul&gt;</text:p>
      <text:p text:style-name="P3">&lt;li&gt;list&lt;/li&gt;</text:p>
      <text:p text:style-name="P3">&lt;li&gt;list&lt;/li&gt;</text:p>
      <text:p text:style-name="P3">&lt;li&gt;list&lt;/li&gt;</text:p>
      <text:p text:style-name="P3"><text:soft-page-break/>&lt;li&gt;list&lt;/li&gt;</text:p>
      <text:p text:style-name="P3">&lt;/ul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ul').clone().appendTo('body'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ul id="a"&gt;</text:p>
      <text:p text:style-name="P3">&lt;li&gt;list&lt;/li&gt;</text:p>
      <text:p text:style-name="P3">&lt;li&gt;list&lt;/li&gt;</text:p>
      <text:p text:style-name="P3">&lt;li&gt;list&lt;/li&gt;</text:p>
      <text:p text:style-name="P3">&lt;li&gt;list&lt;/li&gt;</text:p>
      <text:p text:style-name="P3">&lt;/ul&gt;</text:p>
      <text:p text:style-name="P3">&lt;ul id="b"&gt;&lt;/ul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jQuery('ul#a li')</text:p>
      <text:p text:style-name="P3">.click(function(){alert('List Item Clicked')})</text:p>
      <text:p text:style-name="P3">.parent()</text:p>
      <text:p text:style-name="P3">.clone(true)</text:p>
      <text:p text:style-name="P3">.find('li')</text:p>
      <text:p text:style-name="P3">.appendTo('#b')</text:p>
      <text:p text:style-name="P3">.end()</text:p>
      <text:p text:style-name="P3">.end()</text:p>
      <text:p text:style-name="P3">.remove(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/>
      <text:p text:style-name="P3">1. jQuery('ul#a li') = Select &lt;ul&gt; element with an id attribute of a and then select</text:p>
      <text:p text:style-name="P3">all the &lt;li&gt; elements inside of the &lt;ul&gt;.</text:p>
      <text:p text:style-name="P3">2. .click(function(){alert('List Item Clicked')}) = Add a click event to each &lt;li&gt;.</text:p>
      <text:p text:style-name="P3">3. .parent() = Traverse the DOM, by changing my selected set to the &lt;ul&gt; element.</text:p>
      <text:p text:style-name="P3">4. .clone(true) = Clone the &lt;ul&gt; element and all its children, including any events</text:p>
      <text:p text:style-name="P3">attached to the elements that are being cloned. This is done by passing the</text:p>
      <text:p text:style-name="P3">clone() method a Boolean value of true.</text:p>
      <text:p text:style-name="P3">5. .find('li') = Now, within the cloned elements, change the set of elements to only</text:p>
      <text:p text:style-name="P3"><text:soft-page-break/>the &lt;li&gt; elements contained within the cloned &lt;ul&gt; element.</text:p>
      <text:p text:style-name="P3">6. .appendTo('#b') = Take these selected cloned &lt;li&gt; elements and place them inside</text:p>
      <text:p text:style-name="P3">of the &lt;ul&gt; element that has an id attribute value of b.</text:p>
      <text:p text:style-name="P3">7. .end() = Return to the previous selected set of elements, which was the cloned</text:p>
      <text:p text:style-name="P3">&lt;ul&gt; element.</text:p>
      <text:p text:style-name="P3">8. .end() = Return to the previous selected set of elements, which was the original</text:p>
      <text:p text:style-name="P3">&lt;ul&gt; element we cloned.</text:p>
      <text:list xml:id="list1708909978" text:style-name="L3">
        <text:list-item>
          <text:p text:style-name="P4">.remove() = Remove the original &lt;ul&gt; element.</text:p>
        </text:list-item>
      </text:list>
      <text:p text:style-name="P3"/>
      <text:p text:style-name="P3">Getting, Setting, and Removing DOM Element Attributes</text:p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a&gt;jquery.com&lt;/a&gt;</text:p>
      <text:p text:style-name="P3">&lt;script type="text/JavaScript"</text:p>
      <text:p text:style-name="P3">src="http://ajax.googleapis.com/ajax/libs/jquery/1.3.2/jquery.min.js"&gt;</text:p>
      <text:p text:style-name="P3">&lt;/script&gt;</text:p>
      <text:p text:style-name="P3">&lt;script type="text/JavaScript"&gt;</text:p>
      <text:p text:style-name="P3">// alerts the jQuery home page URL</text:p>
      <text:p text:style-name="P3">alert(</text:p>
      <text:p text:style-name="P3">jQuery('a').attr('href','http://www.jquery.com').attr('href')</text:p>
      <text:p text:style-name="P3">);</text:p>
      <text:p text:style-name="P3">&lt;/script&gt;</text:p>
      <text:p text:style-name="P3">&lt;/body&gt;</text:p>
      <text:p text:style-name="P3">&lt;/html&gt;</text:p>
      <text:p text:style-name="P3"/>
      <text:p text:style-name="P3">In addition to the attr() method, jQuery provides a very specific set of methods for</text:p>
      <text:p text:style-name="P3">working with the HTML element class attribute. Since the class attribute can contain</text:p>
      <text:p text:style-name="P3">several values (e.g., class="class1 class2 class3"), these unique attribute methods</text:p>
      <text:p text:style-name="P3">are used to manage these values.</text:p>
      <text:p text:style-name="P3">These jQuery methods are as follows:</text:p>
      <text:p text:style-name="P3">addClass()</text:p>
      <text:p text:style-name="P3">Updates the class attribute value with a new class/value including any classes that</text:p>
      <text:p text:style-name="P3">were already set</text:p>
      <text:p text:style-name="P3">hasClass()</text:p>
      <text:p text:style-name="P3">Checks the value of the class attribute for a specific class</text:p>
      <text:p text:style-name="P3">removeClass()</text:p>
      <text:p text:style-name="P3">Removes a unique class from the class attribute while keeping any values already</text:p>
      <text:p text:style-name="P3">set</text:p>
      <text:p text:style-name="P3">toggleClass()</text:p>
      <text:p text:style-name="P3">Adds the specified class if it is not present; removes the specified class if it is present</text:p>
      <text:p text:style-name="P3"/>
      <text:p text:style-name="P3">Getting and Setting HTML Content</text:p>
      <text:p text:style-name="P3"/>
      <text:p text:style-name="P3">&lt;!DOCTYPE html PUBLIC "-//W3C//DTD XHTML 1.0 Transitional//EN"</text:p>
      <text:p text:style-name="P3">"http://www.w3.org/TR/xhtml1/DTD/xhtml1-transitional.dtd"&gt;</text:p>
      <text:p text:style-name="P3">&lt;html&gt;</text:p>
      <text:p text:style-name="P3"><text:soft-page-break/>&lt;head&gt;</text:p>
      <text:p text:style-name="P3">&lt;meta http-equiv="Content-Type" content="text/html; charset=UTF-8" /&gt;</text:p>
      <text:p text:style-name="P3">&lt;/head&gt;</text:p>
      <text:p text:style-name="P3">&lt;body&gt;</text:p>
      <text:p text:style-name="P3">&lt;p&gt;&lt;/p&gt;</text:p>
      <text:p text:style-name="P3">&lt;script type="text/JavaScript"</text:p>
      <text:p text:style-name="P3">src="http://ajax.googleapis.com/ajax/libs/jquery/1.3.2/jquery.min.js"&gt;</text:p>
      <text:p text:style-name="P3">&lt;/script&gt;</text:p>
      <text:p text:style-name="P3">&lt;script type="text/JavaScript"&gt;</text:p>
      <text:p text:style-name="P3">jQuery('p').html('&lt;strong&gt;Hello World&lt;/strong&gt;, I am a &lt;em&gt;&amp;lt;p&amp;gt;&lt;/em&gt; element.');</text:p>
      <text:p text:style-name="P3">alert(jQuery('p').html());</text:p>
      <text:p text:style-name="P3">&lt;/script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/>Getting and Setting Text Content</text:p>
      <text:p text:style-name="P3"/>
      <text:p text:style-name="P3"/>
      <text:p text:style-name="P3"/>
      <text:p text:style-name="P3">&lt;body&gt;</text:p>
      <text:p text:style-name="P3">&lt;p&gt;&lt;/p&gt;</text:p>
      <text:p text:style-name="P3">&lt;script type="text/JavaScript"</text:p>
      <text:p text:style-name="P3">src="http://ajax.googleapis.com/ajax/libs/jquery/1.3.2/jquery.min.js"&gt;</text:p>
      <text:p text:style-name="P3">&lt;/script&gt;</text:p>
      <text:p text:style-name="P3">&lt;script type="text/JavaScript"&gt;</text:p>
      <text:p text:style-name="P3">jQuery('p').text('Hello World, I am a &lt;p&gt; element.');</text:p>
      <text:p text:style-name="P3">alert(jQuery('p').text());</text:p>
      <text:p text:style-name="P3">&lt;/script&gt;</text:p>
      <text:p text:style-name="P3">&lt;/body&gt;</text:p>
      <text:p text:style-name="P3"/>
      <text:p text:style-name="P3"/>
      <text:p text:style-name="P3"/>
      <text:p text:style-name="P3">Using the $ Alias Without Creating Global Conflicts</text:p>
      <text:p text:style-name="P3"/>
      <text:p text:style-name="P3"/>
      <text:p text:style-name="P3"/>
      <text:p text:style-name="P3">(function($){ //function to create private scope with $ parameter</text:p>
      <text:p text:style-name="P3">//private scope and using $ without worry of conflict</text:p>
      <text:p text:style-name="P3">})(jQuery); //invoke nameless function and pass it the jQuery object</text:p>
      <text:p text:style-name="P3"/>
      <text:p text:style-name="P3"/>
      <text:p text:style-name="P3"/>
      <text:p text:style-name="P3"/>
      <text:p text:style-name="P3"/>
      <text:p text:style-name="P3"><text:soft-page-break/>Selecting Elements with jQuery</text:p>
      <text:p text:style-name="P3"/>
      <text:p text:style-name="P3"/>
      <text:p text:style-name="P3"/>
      <text:p text:style-name="P3">jQuery('#content p a');</text:p>
      <text:p text:style-name="P3">// Select all anchor elements within all paragraph elements within #content</text:p>
      <text:p text:style-name="P3"/>
      <text:p text:style-name="P3"/>
      <text:p text:style-name="P3"/>
      <text:p text:style-name="P3">jQuery('#content p a').addClass('selected');</text:p>
      <text:p text:style-name="P3"/>
      <text:p text:style-name="P3"/>
      <text:p text:style-name="P3"><text:s/>Selecting Child Elements Only</text:p>
      <text:p text:style-name="P3"/>
      <text:p text:style-name="P3"/>
      <text:p text:style-name="P3"/>
      <text:p text:style-name="P3">&lt;a href="/category"&gt;Category&lt;/a&gt;</text:p>
      <text:p text:style-name="P3">&lt;ul id="nav"&gt;</text:p>
      <text:p text:style-name="P3">&lt;li&gt;&lt;a href="#anchor1"&gt;Anchor 1&lt;/a&gt;&lt;/li&gt;</text:p>
      <text:p text:style-name="P3">&lt;li&gt;&lt;a href="#anchor2"&gt;Anchor 2&lt;/a&gt;&lt;/li&gt;</text:p>
      <text:p text:style-name="P3">&lt;li&gt;&lt;span&gt;&lt;a href="#anchor3"&gt;Anchor 3&lt;/a&gt;&lt;/span&gt;&lt;/li&gt;</text:p>
      <text:p text:style-name="P3">&lt;/ul&gt;</text:p>
      <text:p text:style-name="P3">Now, to select only the anchors within each list item, you would call jQuery like so:</text:p>
      <text:p text:style-name="P3">jQuery('#nav li &gt; a');</text:p>
      <text:p text:style-name="P3">// This selects two elements, as expected</text:p>
      <text:p text:style-name="P3">The third anchor within the #nav list is not selected because it’s not a child of a list item;</text:p>
      <text:p text:style-name="P3">it’s a child of a &lt;span&gt; element.</text:p>
      <text:p text:style-name="P3"/>
      <text:p text:style-name="P3"/>
      <text:p text:style-name="P3">It’s worth noting that combinators like &gt; can be used without an expression on the left</text:p>
      <text:p text:style-name="P3">side if a context is already specified:</text:p>
      <text:p text:style-name="P3">jQuery('&gt; p', '#content');</text:p>
      <text:p text:style-name="P3">// Fundamentally the same as jQuery('#content &gt; p')</text:p>
      <text:p text:style-name="P3">Selecting children in a more programmatic environment should be done using jQuery’s</text:p>
      <text:p text:style-name="P3">children() method, to which you can pass a selector to filter the returned elements.</text:p>
      <text:p text:style-name="P3">This would select all direct children of the #content element:</text:p>
      <text:p text:style-name="P3">jQuery('#content').children();</text:p>
      <text:p text:style-name="P3"/>
      <text:p text:style-name="P3">var anchors = jQuery('a');</text:p>
      <text:p text:style-name="P3">// Getting all direct children of all anchor elements</text:p>
      <text:p text:style-name="P3">// can be achieved in three ways:</text:p>
      <text:p text:style-name="P3">// #1</text:p>
      <text:p text:style-name="P3">anchors.children();</text:p>
      <text:p text:style-name="P3">// #2</text:p>
      <text:p text:style-name="P3">jQuery('&gt; *', anchors);</text:p>
      <text:p text:style-name="P3">// #3</text:p>
      <text:p text:style-name="P3">anchors.find('&gt; *');</text:p>
      <text:p text:style-name="P3">In fact, there are even more ways of achieving it! In this situation, the first method is</text:p>
      <text:p text:style-name="P3">the fastest. As stated earlier, you can pass a selector expression to the children() meth-</text:p>
      <text:p text:style-name="P3">od to filter the results:</text:p>
      <text:p text:style-name="P3">jQuery('#content').children('p');</text:p>
      <text:p text:style-name="P3"/>
      <text:p text:style-name="P3"><text:soft-page-break/></text:p>
      <text:p text:style-name="P3"/>
      <text:p text:style-name="P3"/>
      <text:p text:style-name="P3">Selecting Specific Siblings</text:p>
      <text:p text:style-name="P3"/>
      <text:p text:style-name="P3"/>
      <text:p text:style-name="P3"/>
      <text:p text:style-name="P3"/>
      <text:p text:style-name="P3">&lt;div id="content"&gt;</text:p>
      <text:p text:style-name="P3">&lt;h1&gt;Main title&lt;/h1&gt;</text:p>
      <text:p text:style-name="P3">&lt;h2&gt;Section title&lt;/h2&gt;</text:p>
      <text:p text:style-name="P3">&lt;p&gt;Some content...&lt;/p&gt;</text:p>
      <text:p text:style-name="P3">&lt;h2&gt;Section title&lt;/h2&gt;</text:p>
      <text:p text:style-name="P3">&lt;p&gt;More content...&lt;/p&gt;</text:p>
      <text:p text:style-name="P3">&lt;/div&gt;</text:p>
      <text:p text:style-name="P3">If you want to select only &lt;h2&gt; elements that immediately follow &lt;h1&gt; elements, you</text:p>
      <text:p text:style-name="P3">can use the following selector:</text:p>
      <text:p text:style-name="P3">jQuery('h1 + h2');</text:p>
      <text:p text:style-name="P3">// Selects ALL H2 elements that are adjacent siblings of H1 elements</text:p>
      <text:p text:style-name="P3">In this example, only one &lt;h2&gt; element will be selected (the first one). The second one</text:p>
      <text:p text:style-name="P3">is not selected because, while it is a sibling, it is not an adjacent sibling of the &lt;h1&gt;</text:p>
      <text:p text:style-name="P3">element.</text:p>
      <text:p text:style-name="P3"/>
      <text:p text:style-name="P3"/>
      <text:p text:style-name="P3"/>
      <text:p text:style-name="P3"/>
      <text:p text:style-name="P3"/>
      <text:p text:style-name="P3">jQuery('h1').siblings('h2,h3,p');</text:p>
      <text:p text:style-name="P3">// Selects all H2, H3, and P elements that are siblings of H1 elements.</text:p>
      <text:p text:style-name="P3">Sometimes you’ll want to target siblings dependent on their position relative to other</text:p>
      <text:p text:style-name="P3">elements; for example, here’s some typical HTML markup:</text:p>
      <text:p text:style-name="P3">&lt;ul&gt;</text:p>
      <text:p text:style-name="P3">&lt;li&gt;First item&lt;/li&gt;</text:p>
      <text:p text:style-name="P3">&lt;li class="selected"&gt;Second item&lt;/li&gt;</text:p>
      <text:p text:style-name="P3">&lt;li&gt;Third item&lt;/li&gt;</text:p>
      <text:p text:style-name="P3">&lt;li&gt;Fourth item&lt;/li&gt;</text:p>
      <text:p text:style-name="P3">&lt;li&gt;Fifth item&lt;/li&gt;</text:p>
      <text:p text:style-name="P3">&lt;/ul&gt;</text:p>
      <text:p text:style-name="P3">To select all list items beyond the second (after li.selected), you could use the fol-</text:p>
      <text:p text:style-name="P3">lowing method:</text:p>
      <text:p text:style-name="P3">jQuery('li.selected').nextAll('li');</text:p>
      <text:p text:style-name="P3"/>
      <text:p text:style-name="P3"/>
      <text:p text:style-name="P3"/>
      <text:p text:style-name="P3"/>
      <text:p text:style-name="P3">jQuery('li.selected ~ li');</text:p>
      <text:p text:style-name="P3"/>
      <text:p text:style-name="P3"/>
      <text:p text:style-name="P3"/>
      <text:p text:style-name="P3"/>
      <text:p text:style-name="P3">The same functionality might be achieved without a selector, in the following way:</text:p>
      <text:p text:style-name="P3">jQuery('h1').next('h2');</text:p>
      <text:p text:style-name="P3"><text:soft-page-break/>The next() method can make a nice alternative to the selector syntax, especially in</text:p>
      <text:p text:style-name="P3">a programmatic setting when you’re dealing with jQuery objects as variables, for</text:p>
      <text:p text:style-name="P3">example:</text:p>
      <text:p text:style-name="P3">var topHeaders = jQuery('h1');</text:p>
      <text:p text:style-name="P3">topHeaders.next('h2').css('margin','0');</text:p>
      <text:p text:style-name="P3"/>
      <text:p text:style-name="P3"/>
      <text:p text:style-name="P3"/>
      <text:p text:style-name="P3"/>
      <text:p text:style-name="P3"><text:s/>Selecting Elements by Index Order</text:p>
      <text:p text:style-name="P3"/>
      <text:p text:style-name="P3"/>
      <text:p text:style-name="P3">:first</text:p>
      <text:p text:style-name="P3">Matches the first selected element</text:p>
      <text:p text:style-name="P3">:last</text:p>
      <text:p text:style-name="P3">Matches the last selected element</text:p>
      <text:p text:style-name="P3">:even</text:p>
      <text:p text:style-name="P3">Matches even elements (zero-indexed)</text:p>
      <text:p text:style-name="P3">:odd</text:p>
      <text:p text:style-name="P3">Matches odd elements (zero-indexed)</text:p>
      <text:p text:style-name="P3">:eq(n)</text:p>
      <text:p text:style-name="P3">Matches a single element by its index (n)</text:p>
      <text:p text:style-name="P3">:lt(n)</text:p>
      <text:p text:style-name="P3">Matches all elements with an index below n</text:p>
      <text:p text:style-name="P3"/>
      <text:p text:style-name="P3"/>
      <text:p text:style-name="P3"/>
      <text:p text:style-name="P3">&lt;ol&gt;</text:p>
      <text:p text:style-name="P3">&lt;li&gt;First item&lt;/li&gt;</text:p>
      <text:p text:style-name="P3">&lt;li&gt;Second item&lt;/li&gt;</text:p>
      <text:p text:style-name="P3">&lt;li&gt;Third item&lt;/li&gt;</text:p>
      <text:p text:style-name="P3">&lt;li&gt;Fourth item&lt;/li&gt;</text:p>
      <text:p text:style-name="P3">&lt;/ol&gt;</text:p>
      <text:p text:style-name="P3">the first item in the list could be selected in a number of different ways:</text:p>
      <text:p text:style-name="P3">jQuery('ol li:first');</text:p>
      <text:p text:style-name="P3">jQuery('ol li:eq(0)');</text:p>
      <text:p text:style-name="P3">jQuery('ol li:lt(1)');</text:p>
      <text:p text:style-name="P3">Notice that both the eq() and lt() filters accept a number; since it’s zero-indexed, the</text:p>
      <text:p text:style-name="P3">first item is 0, the second is 1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lt;table&gt;</text:p>
      <text:p text:style-name="P3">&lt;tr&gt;&lt;td&gt;0&lt;/td&gt;&lt;td&gt;even&lt;/td&gt;&lt;/tr&gt;</text:p>
      <text:p text:style-name="P3">&lt;tr&gt;&lt;td&gt;1&lt;/td&gt;&lt;td&gt;odd&lt;/td&gt;&lt;/tr&gt;</text:p>
      <text:p text:style-name="P3">&lt;tr&gt;&lt;td&gt;2&lt;/td&gt;&lt;td&gt;even&lt;/td&gt;&lt;/tr&gt;</text:p>
      <text:p text:style-name="P3">&lt;tr&gt;&lt;td&gt;3&lt;/td&gt;&lt;td&gt;odd&lt;/td&gt;&lt;/tr&gt;</text:p>
      <text:p text:style-name="P3"><text:soft-page-break/>&lt;tr&gt;&lt;td&gt;4&lt;/td&gt;&lt;td&gt;even&lt;/td&gt;&lt;/tr&gt;</text:p>
      <text:p text:style-name="P3">&lt;/table&gt;</text:p>
      <text:p text:style-name="P3">You can apply a different class dependent on the index of each table row:</text:p>
      <text:p text:style-name="P3">jQuery('tr:even').addClass('even');</text:p>
      <text:p text:style-name="P3">You’d have to specify the corresponding class (even) in your CSS style sheet:</text:p>
      <text:p text:style-name="P3">table tr.even {</text:p>
      <text:p text:style-name="P3">background: #CCC;</text:p>
      <text:p text:style-name="P3">}</text:p>
      <text:p text:style-name="P3"/>
      <text:p text:style-name="P3"/>
      <text:p text:style-name="P3"/>
      <text:p text:style-name="P3"/>
      <text:p text:style-name="P3"/>
      <text:p text:style-name="P3">jQuery('ul li').filter(':first');</text:p>
      <text:p text:style-name="P3"/>
      <text:p text:style-name="P3"/>
      <text:p text:style-name="P3"/>
      <text:p text:style-name="P3"/>
      <text:p text:style-name="P3">Selecting Elements That Are Currently Animating</text:p>
      <text:p text:style-name="P3"/>
      <text:p text:style-name="P3"/>
      <text:p text:style-name="P3"/>
      <text:p text:style-name="P3"/>
      <text:p text:style-name="P3"/>
      <text:p text:style-name="P3"/>
      <text:p text:style-name="P3">jQuery('div:animated');</text:p>
      <text:p text:style-name="P3"/>
      <text:p text:style-name="P3"/>
      <text:p text:style-name="P3">jQuery('div:not(div:animated)').animate({height:100});</text:p>
      <text:p text:style-name="P3"/>
      <text:p text:style-name="P3"/>
      <text:p text:style-name="P3"/>
      <text:p text:style-name="P3"/>
      <text:p text:style-name="P3">var myElem = jQuery('#elem');</text:p>
      <text:p text:style-name="P3">if( myElem.is(':animated') ) {</text:p>
      <text:p text:style-name="P3">// Do something.</text:p>
      <text:p text:style-name="P3">}</text:p>
      <text:p text:style-name="P3"/>
      <text:p text:style-name="P3"/>
      <text:p text:style-name="P3"/>
      <text:p text:style-name="P3"/>
      <text:p text:style-name="P3">Selecting Elements Based on What They Contain</text:p>
      <text:p text:style-name="P3"/>
      <text:p text:style-name="P3"/>
      <text:p text:style-name="P3"/>
      <text:p text:style-name="P3">&lt;!-- HTML --&gt;</text:p>
      <text:p text:style-name="P3">&lt;span&gt;Hello Bob!&lt;/span&gt;</text:p>
      <text:p text:style-name="P3">// Select all SPANs with 'Bob' in:</text:p>
      <text:p text:style-name="P3">jQuery('span:contains("Bob")');</text:p>
      <text:p text:style-name="P3"/>
      <text:p text:style-name="P3"/>
      <text:p text:style-name="P3">jQuery('div:has(p a)');</text:p>
      <text:p text:style-name="P3"><text:soft-page-break/>jQuery('p').filter(function(){</text:p>
      <text:p text:style-name="P3">return /(^|\s)(apple|orange|lemon)(\s|$)/.test(jQuery(this).text());</text:p>
      <text:p text:style-name="P3">});</text:p>
      <text:p text:style-name="P3"/>
      <text:p text:style-name="P3"/>
      <text:p text:style-name="P3"/>
      <text:p text:style-name="P3">Selecting Elements by What They Don’t Match</text:p>
      <text:p text:style-name="P3"/>
      <text:p text:style-name="P3"/>
      <text:p text:style-name="P3"/>
      <text:p text:style-name="P3"/>
      <text:p text:style-name="P3">jQuery('div:not(#content)'); // Select all DIV elements except #content</text:p>
      <text:p text:style-name="P3">This filter will remove any elements from the current collection that are matched by</text:p>
      <text:p text:style-name="P3">the passed selector. The selector can be as complex as you like; it doesn’t have to be a</text:p>
      <text:p text:style-name="P3">simple expression, e.g.:</text:p>
      <text:p text:style-name="P3">jQuery('a:not(div.important a, a.nav)');</text:p>
      <text:p text:style-name="P3">// Selects anchors that do not reside within 'div.important' or have the class 'nav'</text:p>
      <text:p text:style-name="P3"/>
      <text:p text:style-name="P3"/>
      <text:p text:style-name="P3"/>
      <text:p text:style-name="P3"/>
      <text:p text:style-name="P3">var $anchors = jQuery('a');</text:p>
      <text:p text:style-name="P3">$anchors.click(function(){</text:p>
      <text:p text:style-name="P3">$anchors.not(this).addClass('not-clicked');</text:p>
      <text:p text:style-name="P3">});</text:p>
      <text:p text:style-name="P3">According to this code, when an anchor is clicked, all anchors apart from that one will</text:p>
      <text:p text:style-name="P3">have the class not-clicked added. The this keyword refers to the clicked element.</text:p>
      <text:p text:style-name="P3">The not() method also accepts selectors:</text:p>
      <text:p text:style-name="P3">$('#nav a').not('a.active');</text:p>
      <text:p text:style-name="P3"/>
      <text:p text:style-name="P3"/>
      <text:p text:style-name="P3">Selecting Elements Based on Their Visibility</text:p>
      <text:p text:style-name="P3"/>
      <text:p text:style-name="P3"/>
      <text:p text:style-name="P3"/>
      <text:p text:style-name="P3"/>
      <text:p text:style-name="P3"/>
      <text:p text:style-name="P3"/>
      <text:p text:style-name="P3">You can use either the :hidden or :visible filter as necessary:</text:p>
      <text:p text:style-name="P3">jQuery('div:hidden');</text:p>
      <text:p text:style-name="P3">Here are some other examples of usage:</text:p>
      <text:p text:style-name="P3">if (jQuery('#elem').is(':hidden')) {</text:p>
      <text:p text:style-name="P3">// Do something conditionally</text:p>
      <text:p text:style-name="P3">}</text:p>
      <text:p text:style-name="P3">jQuery('p:visible').hide(); // Hiding only elements that are currently visible</text:p>
      <text:p text:style-name="P3"/>
      <text:p text:style-name="P3"/>
      <text:p text:style-name="P3"/>
      <text:p text:style-name="P3"/>
      <text:p text:style-name="P3">jQuery('*').filter(function(){</text:p>
      <text:p text:style-name="P3">return jQuery(this).css('display') === 'none'</text:p>
      <text:p text:style-name="P3">&amp;&amp; jQuery(this).css('visibility') !== 'hidden';</text:p>
      <text:p text:style-name="P3"><text:soft-page-break/>});</text:p>
      <text:p text:style-name="P3"/>
      <text:p text:style-name="P3"/>
      <text:p text:style-name="P3"/>
      <text:p text:style-name="P3"/>
      <text:p text:style-name="P3"><text:s/>Selecting Elements Based on Attributes</text:p>
      <text:p text:style-name="P3"/>
      <text:p text:style-name="P3"/>
      <text:p text:style-name="P3">Use an attribute selector to match specific attributes and corresponding values:</text:p>
      <text:p text:style-name="P3">jQuery('a[href="http://google.com"]');</text:p>
      <text:p text:style-name="P3"/>
      <text:p text:style-name="P3"/>
      <text:p text:style-name="P3">The preceding selector would select all anchor elements with an href attribute equal</text:p>
      <text:p text:style-name="P3">to the value specified (http://google.com).</text:p>
      <text:p text:style-name="P3">There are a number of ways you can make use of the attribute selector:</text:p>
      <text:p text:style-name="P3">[attr]</text:p>
      <text:p text:style-name="P3">Matches elements that have the specified attribute</text:p>
      <text:p text:style-name="P3">[attr=val]</text:p>
      <text:p text:style-name="P3">Matches elements that have the specified attribute with a certain value</text:p>
      <text:p text:style-name="P3">[attr!=val]</text:p>
      <text:p text:style-name="P3">Matches elements that don’t have the specified attribute or value</text:p>
      <text:p text:style-name="P3">[attr^=val]</text:p>
      <text:p text:style-name="P3">Matches elements with the specified attribute and that start with a certain value</text:p>
      <text:p text:style-name="P3">[attr$=val]</text:p>
      <text:p text:style-name="P3">Matches elements that have the specified attribute and that end with a certain value</text:p>
      <text:p text:style-name="P3">[attr~=val]</text:p>
      <text:p text:style-name="P3">Matches elements that contain the specified value with spaces, on either side (i.e.,</text:p>
      <text:p text:style-name="P3">car matches car but not cart)</text:p>
      <text:p text:style-name="P3">Prior to jQuery 1.2 you had to use XPath syntax (i.e., putting an @ sign</text:p>
      <text:p text:style-name="P3">before an attribute name). This is now deprecated.</text:p>
      <text:p text:style-name="P3">You can also combine multiple attribute selectors:</text:p>
      <text:p text:style-name="P3">// Select all elements with a TITLE and HREF:</text:p>
      <text:p text:style-name="P3">jQuery('*[title][href]')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Query('a').filter(function(){</text:p>
      <text:p text:style-name="P3">return (new RegExp('http:\/\/(?!' + location.hostname + ')')).test(this.href);</text:p>
      <text:p text:style-name="P3">});</text:p>
      <text:p text:style-name="P3">In this filter, a regular expression is being used to test the href attribute of each anchor.</text:p>
      <text:p text:style-name="P3">It selects all external links within any page.</text:p>
      <text:p text:style-name="P3">The attribute selector is especially useful for selecting elements based on slightly varying</text:p>
      <text:p text:style-name="P3">attributes. For example, if we had the following HTML:</text:p>
      <text:p text:style-name="P3">&lt;div</text:p>
      <text:p text:style-name="P3">&lt;div</text:p>
      <text:p text:style-name="P3">&lt;div</text:p>
      <text:p text:style-name="P3">&lt;div</text:p>
      <text:p text:style-name="P3">id="content-sec-1"&gt;...&lt;/div&gt;</text:p>
      <text:p text:style-name="P3"><text:soft-page-break/>id="content-sec-2"&gt;...&lt;/div&gt;</text:p>
      <text:p text:style-name="P3">id="content-sec-3"&gt;...&lt;/div&gt;</text:p>
      <text:p text:style-name="P3">id="content-sec-4"&gt;...&lt;/div&gt;</text:p>
      <text:p text:style-name="P3"/>
      <text:p text:style-name="P3">we could use the following selector to match all of the &lt;div&gt; elements:</text:p>
      <text:p text:style-name="P3">jQuery('div[id^="content-sec-"]');</text:p>
      <text:p text:style-name="P3"/>
      <text:p text:style-name="P3"/>
      <text:p text:style-name="P3"/>
      <text:p text:style-name="P3"/>
      <text:p text:style-name="P3"/>
      <text:p text:style-name="P3"/>
      <text:p text:style-name="P3"><text:s/>Selecting Form Elements by Type</text:p>
      <text:p text:style-name="P3"/>
      <text:p text:style-name="P3"/>
      <text:p text:style-name="P3"/>
      <text:p text:style-name="P3"/>
      <text:p text:style-name="P3">jQuery selector syntax Selects what?</text:p>
      <text:p text:style-name="P3">:text <text:s text:c="12"/>&lt;input type="text" /&gt;</text:p>
      <text:p text:style-name="P3">:password <text:s text:c="4"/>&lt;input type="password" /&gt;</text:p>
      <text:p text:style-name="P3">:radio <text:s text:c="10"/>&lt;input type="radio" /&gt;</text:p>
      <text:p text:style-name="P3">:checkbox <text:s text:c="9"/>&lt;input type="checkbox" /&gt;</text:p>
      <text:p text:style-name="P3">:submit <text:s text:c="9"/>&lt;input type="submit" /&gt;</text:p>
      <text:p text:style-name="P3">:image <text:s text:c="11"/>&lt;input type="image" /&gt;</text:p>
      <text:p text:style-name="P3">:reset <text:s text:c="10"/>&lt;input type="reset" /&gt;</text:p>
      <text:p text:style-name="P3">:button <text:s text:c="12"/>&lt;input type="button" /&gt;</text:p>
      <text:p text:style-name="P3">:file <text:s text:c="13"/>&lt;input type="file" /&gt;</text:p>
      <text:p text:style-name="P3">:hidden <text:s text:c="9"/>&lt;input type="hidden" /&gt;</text:p>
      <text:p text:style-name="P3">So, as an example, if you needed to select all text inputs, you would simply do this:</text:p>
      <text:p text:style-name="P3">jQuery(':text');</text:p>
      <text:p text:style-name="P3">There is also an :input filter that selects all input, textarea, button, and select</text:p>
      <text:p text:style-name="P3">elements.</text:p>
      <text:p text:style-name="P3"/>
      <text:p text:style-name="P3"/>
      <text:p text:style-name="P3">jQuery(':input:not(:hidden)');</text:p>
      <text:p text:style-name="P3">// Selects all input elements except those that are hidden.</text:p>
      <text:p text:style-name="P3"/>
      <text:p text:style-name="P3"/>
      <text:p text:style-name="P3">These filters can also be used with regular CSS syntax. For example, selecting all text</text:p>
      <text:p text:style-name="P3">input elements plus all &lt;textarea&gt; elements can be done in the following way:</text:p>
      <text:p text:style-name="P3">jQuery(':text, textarea');</text:p>
      <text:p text:style-name="P3"/>
      <text:p text:style-name="P3"/>
      <text:p text:style-name="P3"/>
      <text:p text:style-name="P3"/>
      <text:p text:style-name="P3">Selecting an Element with Specific Characteristics</text:p>
      <text:p text:style-name="P3"/>
      <text:p text:style-name="P3"/>
      <text:p text:style-name="P3">jQuery('*').filter(function(){</text:p>
      <text:p text:style-name="P3">return !!jQuery(this).css('backgroundImage');</text:p>
      <text:p text:style-name="P3">});</text:p>
      <text:p text:style-name="P3">The preceding code selects all elements with a background image</text:p>
      <text:p text:style-name="P3"><text:soft-page-break/>this; // Regular element object</text:p>
      <text:p text:style-name="P3">jQuery(this); // jQuery object</text:p>
      <text:p text:style-name="P3">Here are some other filtering examples to spark your imagination:</text:p>
      <text:p text:style-name="P3">// Select all DIV elements with a width between 100px and 200px:</text:p>
      <text:p text:style-name="P3">jQuery('div').filter(function(){</text:p>
      <text:p text:style-name="P3">var width = jQuery(this).width();</text:p>
      <text:p text:style-name="P3">return width &gt; 100 &amp;&amp; width &lt; 200;</text:p>
      <text:p text:style-name="P3">});</text:p>
      <text:p text:style-name="P3">// Select all images with a common image extension:</text:p>
      <text:p text:style-name="P3">jQuery('img').filter(function(){</text:p>
      <text:p text:style-name="P3">return /\.(jpe?g|png|bmp|gif)(\?.+)?$/.test(this.src);</text:p>
      <text:p text:style-name="P3">});</text:p>
      <text:p text:style-name="P3">// Select all elements that have either 10 or 20 children:</text:p>
      <text:p text:style-name="P3">jQuery('*').filter(function(){</text:p>
      <text:p text:style-name="P3">var children = jQuery(this).children().length;</text:p>
      <text:p text:style-name="P3">return children === 10 || children === 20;</text:p>
      <text:p text:style-name="P3"/>
      <text:p text:style-name="P3"/>
      <text:p text:style-name="P3"/>
      <text:p text:style-name="P3">jQuery('div a:not([href^=http://]), p a:not([href^=http://])');</text:p>
      <text:p text:style-name="P3">jQuery('div, p').find('a').not('[href^=http://]');</text:p>
      <text:p text:style-name="P3">The second technique is shorter and much more readable than the first. Testing in</text:p>
      <text:p text:style-name="P3">Firefox (v3) and Safari (v4) reveals that it’s also faster than the first technique.</text:p>
      <text:p text:style-name="P3">2.11 Using the Context Parameter</text:p>
      <text:p text:style-name="P3"/>
      <text:p text:style-name="P3"/>
      <text:p text:style-name="P3"/>
      <text:p text:style-name="P3"/>
      <text:p text:style-name="P3">Here’s an example: you want to select all input fields within a form before it’s</text:p>
      <text:p text:style-name="P3">submitted:</text:p>
      <text:p text:style-name="P3">jQuery('form').bind('submit', function(){</text:p>
      <text:p text:style-name="P3">var allInputs = jQuery('input', this);</text:p>
      <text:p text:style-name="P3">// Now you would do something with 'allInputs'</text:p>
      <text:p text:style-name="P3">});</text:p>
      <text:p text:style-name="P3">Notice that this was passed as the second argument; within the handler just shown,</text:p>
      <text:p text:style-name="P3">this refers to the form element. Since it’s set as the context, jQuery will only return</text:p>
      <text:p text:style-name="P3">input elements within that form. If we didn’t include that second argument, then all of</text:p>
      <text:p text:style-name="P3">the document’s input elements would be selected—not what we want.</text:p>
      <text:p text:style-name="P3">As mentioned, you can also pass a regular selector as the context:</text:p>
      <text:p text:style-name="P3">jQuery('p', '#content');</text:p>
      <text:p text:style-name="P3">The preceding code returns exactly the same collection as the following selector:</text:p>
      <text:p text:style-name="P3">jQuery('#content p');</text:p>
      <text:p text:style-name="P3">Specifying a context can aid in readability and speed. It’s a useful feature to know about!</text:p>
      <text:p text:style-name="P3"/>
      <text:p text:style-name="P3"/>
      <text:p text:style-name="Standard"/>
      <text:p text:style-name="P3"/>
      <text:p text:style-name="P3">jQuery( context ).find( selector );</text:p>
      <text:p text:style-name="P3"/>
      <text:p text:style-name="P3"/>
      <text:p text:style-name="P3"/>
      <text:p text:style-name="P3"/>
      <text:p text:style-name="P3"><text:soft-page-break/></text:p>
      <text:p text:style-name="P3">Creating a Custom Filter Selector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For example, you might want to target all elements that have a certain property. This</text:p>
      <text:p text:style-name="P3">filter matches all elements that are displayed inline:</text:p>
      <text:p text:style-name="P3">jQuery.expr[':'].inline = function(elem) {</text:p>
      <text:p text:style-name="P3">return jQuery(elem).css('display') === 'inline';</text:p>
      <text:p text:style-name="P3">};</text:p>
      <text:p text:style-name="P3">Now that we have created a custom selector, we can use it in any selector expression:</text:p>
      <text:p text:style-name="P3">// E.g. #1</text:p>
      <text:p text:style-name="P3">jQuery('div a:inline').css('color', 'red');</text:p>
      <text:p text:style-name="P3">// E.g. #2</text:p>
      <text:p text:style-name="P3">jQuery('span').filter(':not(:inline)').css('color', 'blue')</text:p>
      <text:p text:style-name="P3">jQuery’s custom selectors (:radio, :hidden, etc.) are created in this way.</text:p>
      <text:p text:style-name="P3"/>
      <text:p text:style-name="P3"/>
      <text:p text:style-name="P3"/>
      <text:p text:style-name="P3">Let’s</text:p>
      <text:p text:style-name="P3">say that we want to create a selector that queries for data held by jQuery:</text:p>
      <text:p text:style-name="P3">jQuery('span').data('something', 123);</text:p>
      <text:p text:style-name="P3">// We want to be able to do this:</text:p>
      <text:p text:style-name="P3">jQuery('*:data(something,123)');</text:p>
      <text:p text:style-name="P3"/>
      <text:p text:style-name="P3"/>
      <text:p text:style-name="P3"/>
      <text:p text:style-name="P3">The purpose of the selector would be to select all elements that have had data attached</text:p>
      <text:p text:style-name="P3">to them via jQuery’s data() method—it specifically targets elements with a datakey of</text:p>
      <text:p text:style-name="P3">something, equal to the number 123.</text:p>
      <text:p text:style-name="P3">The proposed filter (:data) could be created as follows:</text:p>
      <text:p text:style-name="P3">jQuery.expr[':'].data = function(elem, index, m) {</text:p>
      <text:p text:style-name="P3">// Remove ":data(" and the trailing ")" from</text:p>
      <text:p text:style-name="P3">// the match, as these parts aren't needed:</text:p>
      <text:p text:style-name="P3">m[0] = m[0].replace(/:data\(|\)$/g, '');</text:p>
      <text:p text:style-name="P3">var regex = new RegExp('([\'"]?)((?:\\\\\\1|.)+?)\\1(,|$)', 'g'),</text:p>
      <text:p text:style-name="P3">// Retrieve data key:</text:p>
      <text:p text:style-name="P3">key = regex.exec( m[0] )[2],</text:p>
      <text:p text:style-name="P3">// Retrieve data value to test against:</text:p>
      <text:p text:style-name="P3">val = regex.exec( m[0] );</text:p>
      <text:p text:style-name="P3">if (val) {</text:p>
      <text:p text:style-name="P3">val = val[2];</text:p>
      <text:p text:style-name="P3">}</text:p>
      <text:p text:style-name="P3">// If a value was passed then we test for it, otherwise</text:p>
      <text:p text:style-name="P3">// we test that the value evaluates to true:</text:p>
      <text:p text:style-name="P3">return val ? jQuery(elem).data(key) == val : !!jQuery(elem).data(key);</text:p>
      <text:p text:style-name="P3">};</text:p>
      <text:p text:style-name="P3"><text:soft-page-break/></text:p>
      <text:p text:style-name="P3">The reason for such a complex regular expression is that we want to make it as flexible</text:p>
      <text:p text:style-name="P3">as possible. The new selector can be used in a number of different ways:</text:p>
      <text:p text:style-name="P3">// As we originally mused (above):</text:p>
      <text:p text:style-name="P3">jQuery('div:data("something",123)');</text:p>
      <text:p text:style-name="P3">// Check if 'something' is a "truthy" value</text:p>
      <text:p text:style-name="P3">jQuery('div:data(something)');</text:p>
      <text:p text:style-name="P3">// With or without (inner) quotes:</text:p>
      <text:p text:style-name="P3">jQuery('div:data(something, "something else")');</text:p>
      <text:p text:style-name="P3">Now we have a totally new way of querying data held by jQuery on an element.</text:p>
      <text:p text:style-name="P3">If you ever want to add more than one new selector at the same time, it’s best to use</text:p>
      <text:p text:style-name="P3">jQuery’s extend() method:</text:p>
      <text:p text:style-name="P3">jQuery.extend(jQuery.expr[':'], {</text:p>
      <text:p text:style-name="P3">newFilter1 : function(elem, index, match){</text:p>
      <text:p text:style-name="P3">// Return true or false.</text:p>
      <text:p text:style-name="P3">},</text:p>
      <text:p text:style-name="P3">newFilter2 : function(elem, index, match){</text:p>
      <text:p text:style-name="P3">// Return true or false.</text:p>
      <text:p text:style-name="P3">},</text:p>
      <text:p text:style-name="P3">newFilter3 : function(elem, index, match){</text:p>
      <text:p text:style-name="P3">// Return true or false.</text:p>
      <text:p text:style-name="P3">}</text:p>
      <text:p text:style-name="P3">});</text:p>
      <text:p text:style-name="P3"/>
      <text:p text:style-name="P3">Looping Through a Set of Selected Results</text:p>
      <text:p text:style-name="P3"/>
      <text:p text:style-name="P3"/>
      <text:p text:style-name="P3"/>
      <text:p text:style-name="P3"/>
      <text:p text:style-name="P3">var urls = [];</text:p>
      <text:p text:style-name="P3">$("div#post a[href]").each(function(i) {</text:p>
      <text:p text:style-name="P3">urls[i] = $(this).attr('href');</text:p>
      <text:p text:style-name="P3">});</text:p>
      <text:p text:style-name="P3">alert(urls.join(","));</text:p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1 - Looping through a set of selected results&lt;/title&gt;</text:p>
      <text:p text:style-name="P3">&lt;style type="text/css"&gt;</text:p>
      <text:p text:style-name="P3">.even { background-color: #ffffff; }</text:p>
      <text:p text:style-name="P3">.odd { background-color: #cccccc; }</text:p>
      <text:p text:style-name="P3">&lt;/style&gt;</text:p>
      <text:p text:style-name="P3">&lt;script src="http://ajax.googleapis.com/ajax/libs/jquery/1.3.2/jquery.min.js"</text:p>
      <text:p text:style-name="P3">type="text/javascript"&gt;&lt;/script&gt;</text:p>
      <text:p text:style-name="P3"/>
      <text:p text:style-name="P3"><text:soft-page-break/></text:p>
      <text:p text:style-name="P3"/>
      <text:p text:style-name="P3"/>
      <text:p text:style-name="P3"/>
      <text:p text:style-name="P3">&lt;script type="text/javascript"&gt;</text:p>
      <text:p text:style-name="P3">(function($){</text:p>
      <text:p text:style-name="P3">$(document).ready(function() {</text:p>
      <text:p text:style-name="P3">$("ul &gt; li").each(function(i) {</text:p>
      <text:p text:style-name="P3">if (i % 2 == 1)</text:p>
      <text:p text:style-name="P3">{</text:p>
      <text:p text:style-name="P3">$(this).addClass("odd");</text:p>
      <text:p text:style-name="P3">}</text:p>
      <text:p text:style-name="P3">else</text:p>
      <text:p text:style-name="P3">{</text:p>
      <text:p text:style-name="P3">$(this).addClass("even");</text:p>
      <text:p text:style-name="P3">}</text:p>
      <text:p text:style-name="P3">});</text:p>
      <text:p text:style-name="P3">});</text:p>
      <text:p text:style-name="P3">})(jQuery);</text:p>
      <text:p text:style-name="P3">&lt;/script&gt;</text:p>
      <text:p text:style-name="P3">&lt;/head&gt;</text:p>
      <text:p text:style-name="P3">&lt;body&gt;</text:p>
      <text:p text:style-name="P3">&lt;h2&gt;Family Members&lt;/h2&gt;</text:p>
      <text:p text:style-name="P3">&lt;ul&gt;</text:p>
      <text:p text:style-name="P3">&lt;li&gt;Ralph&lt;/li&gt;</text:p>
      <text:p text:style-name="P3">&lt;li&gt;Hope&lt;/li&gt;</text:p>
      <text:p text:style-name="P3">&lt;li&gt;Brandon&lt;/li&gt;</text:p>
      <text:p text:style-name="P3">&lt;li&gt;Jordan&lt;/li&gt;</text:p>
      <text:p text:style-name="P3">&lt;li&gt;Ralphie&lt;/li&gt;</text:p>
      <text:p text:style-name="P3">&lt;/ul&gt;</text:p>
      <text:p text:style-name="P3">&lt;/body&gt;</text:p>
      <text:p text:style-name="P3">&lt;/html&gt;</text:p>
      <text:p text:style-name="P3"/>
      <text:p text:style-name="P3"/>
      <text:p text:style-name="P3"/>
      <text:p text:style-name="P3">Reducing the Selection Set to a Specified Item</text:p>
      <text:p text:style-name="P3"/>
      <text:p text:style-name="P3"/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2 - Reducing the selection set to specified item&lt;/title&gt;</text:p>
      <text:p text:style-name="P3">&lt;script type="text/javascript"</text:p>
      <text:p text:style-name="P3">src="http://ajax.googleapis.com/ajax/libs/jquery/1.3.2/jquery.min.js"&gt;&lt;/script&gt;</text:p>
      <text:p text:style-name="P3"/>
      <text:p text:style-name="P3"><text:soft-page-break/></text:p>
      <text:p text:style-name="P3"/>
      <text:p text:style-name="P3">&lt;script type="text/javascript"&gt;</text:p>
      <text:p text:style-name="P3">(function($){</text:p>
      <text:p text:style-name="P3">$(document).ready(function(){</text:p>
      <text:p text:style-name="P3">$("ol#east &gt; li").eq(7).css("border-bottom", "1px solid #000000");</text:p>
      <text:p text:style-name="P3">$("ol#west &gt; li").eq(7).css("border-bottom", "1px solid #000000");</text:p>
      <text:p text:style-name="P3">});</text:p>
      <text:p text:style-name="P3">})(jQuery);</text:p>
      <text:p text:style-name="P3">&lt;/script&gt;</text:p>
      <text:p text:style-name="P3">&lt;/head&gt;</text:p>
      <text:p text:style-name="P3">&lt;body&gt;</text:p>
      <text:p text:style-name="P3">&lt;h2&gt;Eastern Conference&lt;/h2&gt;</text:p>
      <text:p text:style-name="P3">&lt;ol id="east"&gt;</text:p>
      <text:p text:style-name="P3">&lt;li&gt;Boston Bruins&lt;/li&gt;</text:p>
      <text:p text:style-name="P3">&lt;li&gt;Washington Capitals&lt;/li&gt;</text:p>
      <text:p text:style-name="P3">&lt;li&gt;New Jersey Devils&lt;/li&gt;</text:p>
      <text:p text:style-name="P3">&lt;li&gt;Pittsburgh Penguins&lt;/li&gt;</text:p>
      <text:p text:style-name="P3">&lt;li&gt;Philadelphia Flyers&lt;/li&gt;</text:p>
      <text:p text:style-name="P3">&lt;li&gt;Carolina Hurricanes&lt;/li&gt;</text:p>
      <text:p text:style-name="P3">&lt;li&gt;New York Rangers&lt;/li&gt;</text:p>
      <text:p text:style-name="P3">&lt;li&gt;Montreal Canadians&lt;/li&gt;</text:p>
      <text:p text:style-name="P3">&lt;li&gt;Florida Panthers&lt;/li&gt;</text:p>
      <text:p text:style-name="P3">&lt;li&gt;Buffalo Sabres&lt;/li&gt;</text:p>
      <text:p text:style-name="P3">&lt;li&gt;Ottawa Senators&lt;/li&gt;</text:p>
      <text:p text:style-name="P3">&lt;li&gt;Toronto Maple Leafs&lt;/li&gt;</text:p>
      <text:p text:style-name="P3">&lt;li&gt;Atlanta Thrashers&lt;/li&gt;</text:p>
      <text:p text:style-name="P3">&lt;li&gt;Tampa Bay Lightning&lt;/li&gt;</text:p>
      <text:p text:style-name="P3">&lt;li&gt;New York Islanders&lt;/li&gt;</text:p>
      <text:p text:style-name="P3">&lt;/ol&gt;</text:p>
      <text:p text:style-name="P3">&lt;h2&gt;Western Conference&lt;/h2&gt;</text:p>
      <text:p text:style-name="P3">&lt;ol id="west"&gt;</text:p>
      <text:p text:style-name="P3">&lt;li&gt;San Jose Sharks&lt;/li&gt;</text:p>
      <text:p text:style-name="P3">&lt;li&gt;Detroit Red Wings&lt;/li&gt;</text:p>
      <text:p text:style-name="P3">&lt;li&gt;Vancouver Canucks&lt;/li&gt;</text:p>
      <text:p text:style-name="P3">&lt;li&gt;Chicago Blackhawks&lt;/li&gt;</text:p>
      <text:p text:style-name="P3">&lt;li&gt;Calgary Flames&lt;/li&gt;</text:p>
      <text:p text:style-name="P3">&lt;li&gt;St. Louis Blues&lt;/li&gt;</text:p>
      <text:p text:style-name="P3">&lt;li&gt;Columbus Blue Jackets&lt;/li&gt;</text:p>
      <text:p text:style-name="P3">&lt;li&gt;Anaheim Ducks&lt;/li&gt;</text:p>
      <text:p text:style-name="P3">&lt;li&gt;Minnesota Wild&lt;/li&gt;</text:p>
      <text:p text:style-name="P3">&lt;li&gt;Nashville Predators&lt;/li&gt;</text:p>
      <text:p text:style-name="P3">&lt;li&gt;Edmonton Oilers&lt;/li&gt;</text:p>
      <text:p text:style-name="P3">&lt;li&gt;Dallas Stars&lt;/li&gt;</text:p>
      <text:p text:style-name="P3">&lt;li&gt;Phoenix Coyotes&lt;/li&gt;</text:p>
      <text:p text:style-name="P3">&lt;li&gt;Los Angeles Kings&lt;/li&gt;</text:p>
      <text:p text:style-name="P3">&lt;li&gt;Colorado Avalanche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><text:soft-page-break/>$("li").css("background-color","#CCCCCC").eq(0).css("background-color","#ff0000");</text:p>
      <text:p text:style-name="P3"/>
      <text:p text:style-name="P3"/>
      <text:p text:style-name="P3">Convert a Selected jQuery Object into a Raw DOM Object</text:p>
      <text:p text:style-name="P3"/>
      <text:p text:style-name="P3"/>
      <text:p text:style-name="P3"/>
      <text:p text:style-name="P3">jQuery provides a core method get(), which will convert all matched jQuery objects</text:p>
      <text:p text:style-name="P3">back into an array of DOM objects.</text:p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&lt;meta http-equiv="Content-Type" content="text/html;charset=UTF-8" /&gt;</text:p>
      <text:p text:style-name="P3">&lt;title&gt;Chapter 3 - Recipe 3 - Converting a selected jQuery object into a</text:p>
      <text:p text:style-name="P3">raw DOM object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(function($){</text:p>
      <text:p text:style-name="P3">$(document).ready(function(){</text:p>
      <text:p text:style-name="P3">var inner = $("div")[0].innerHTML;</text:p>
      <text:p text:style-name="P3">alert(inner);</text:p>
      <text:p text:style-name="P3">});</text:p>
      <text:p text:style-name="P3">})(jQuery);</text:p>
      <text:p text:style-name="P3">&lt;/script&gt;</text:p>
      <text:p text:style-name="P3">&lt;/head&gt;</text:p>
      <text:p text:style-name="P3">&lt;body&gt;</text:p>
      <text:p text:style-name="P3">&lt;div&gt;</text:p>
      <text:p text:style-name="P3">&lt;p&gt;</text:p>
      <text:p text:style-name="P3">jQuery, the write less, do more JavaScript library. Saving the day</text:p>
      <text:p text:style-name="P3">for web developers since 2006.</text:p>
      <text:p text:style-name="P3">&lt;/p&gt;</text:p>
      <text:p text:style-name="P3">&lt;/div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3 - Converting a selected jQuery object into a raw DOM</text:p>
      <text:p text:style-name="P3">object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var lis = $("ol li").get().reverse();</text:p>
      <text:p text:style-name="P3">$("ol").empty();</text:p>
      <text:p text:style-name="P3">$.each(lis, function(i){</text:p>
      <text:p text:style-name="P3">$("ol").append("&lt;li&gt;" + lis[i].innerHTML + "&lt;/li&gt;");</text:p>
      <text:p text:style-name="P3">}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h2&gt;New York Yankees - Batting Line-up&lt;/h2&gt;</text:p>
      <text:p text:style-name="P3">&lt;ol&gt;</text:p>
      <text:p text:style-name="P3">&lt;li&gt;Jeter&lt;/li&gt;</text:p>
      <text:p text:style-name="P3">&lt;li&gt;Damon&lt;/li&gt;</text:p>
      <text:p text:style-name="P3">&lt;li&gt;Teixeira&lt;/li&gt;</text:p>
      <text:p text:style-name="P3">&lt;li&gt;Posada&lt;/li&gt;</text:p>
      <text:p text:style-name="P3">&lt;li&gt;Swisher&lt;/li&gt;</text:p>
      <text:p text:style-name="P3">&lt;li&gt;Cano&lt;/li&gt;</text:p>
      <text:p text:style-name="P3">&lt;li&gt;Cabrera&lt;/li&gt;</text:p>
      <text:p text:style-name="P3">&lt;li&gt;Molina&lt;/li&gt;</text:p>
      <text:p text:style-name="P3">&lt;li&gt;Ransom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>Getting the Index of an Item in a Selection</text:p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<text:soft-page-break/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4 - Getting the index of an item in a selection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"div").click(function() {</text:p>
      <text:p text:style-name="P3">alert("You clicked on div with an index of " +</text:p>
      <text:p text:style-name="P3">$("div").index(this));</text:p>
      <text:p text:style-name="P3"/>
      <text:p text:style-name="P3"/>
      <text:p text:style-name="P3"/>
      <text:p text:style-name="P3">}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&gt;click me&lt;/div&gt;</text:p>
      <text:p text:style-name="P3">&lt;div class="test"&gt;test&lt;/div&gt;</text:p>
      <text:p text:style-name="P3">&lt;div&gt;click me&lt;/div&gt;</text:p>
      <text:p text:style-name="P3">&lt;/body&gt;</text:p>
      <text:p text:style-name="P3">&lt;/html&gt;</text:p>
      <text:p text:style-name="P3"/>
      <text:p text:style-name="P3"/>
      <text:p text:style-name="P3">var test = $("div.test");</text:p>
      <text:p text:style-name="P3">$("div").each(function(i){</text:p>
      <text:p text:style-name="P3">if ($(this).index(test) &gt;= 0)</text:p>
      <text:p text:style-name="P3">{</text:p>
      <text:p text:style-name="P3">//do something</text:p>
      <text:p text:style-name="P3">}</text:p>
      <text:p text:style-name="P3">else</text:p>
      <text:p text:style-name="P3">{</text:p>
      <text:p text:style-name="P3">//do something else</text:p>
      <text:p text:style-name="P3">}</text:p>
      <text:p text:style-name="P3">});</text:p>
      <text:p text:style-name="P3"/>
      <text:p text:style-name="P3"/>
      <text:p text:style-name="P3"/>
      <text:p text:style-name="P3"/>
      <text:p text:style-name="P3">Making a Unique Array of Values from an Existing Array</text:p>
      <text:p text:style-name="P3"/>
      <text:p text:style-name="P3"/>
      <text:p text:style-name="P3"/>
      <text:p text:style-name="P3"/>
      <text:p text:style-name="P3">&lt;!DOCTYPE html</text:p>
      <text:p text:style-name="P3"><text:soft-page-break/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5 - Making a unique array of values from an existing</text:p>
      <text:p text:style-name="P3">array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/>
      <text:p text:style-name="P3"/>
      <text:p text:style-name="P3"/>
      <text:p text:style-name="P3">&lt;!--</text:p>
      <text:p text:style-name="P3">(function($){</text:p>
      <text:p text:style-name="P3">$(document).ready(function(){</text:p>
      <text:p text:style-name="P3">var arr = $.map($("LI"), function(item, index){</text:p>
      <text:p text:style-name="P3">while (index &lt; 3)</text:p>
      <text:p text:style-name="P3">{</text:p>
      <text:p text:style-name="P3">return $(item).html();</text:p>
      <text:p text:style-name="P3">}</text:p>
      <text:p text:style-name="P3">return null;</text:p>
      <text:p text:style-name="P3">});</text:p>
      <text:p text:style-name="P3">$(document.body).append("&lt;span&gt;The first three authors are: " +</text:p>
      <text:p text:style-name="P3">arr.join(", ") + "&lt;/span&gt;"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h1&gt;jQuery Cookbook Authors&lt;/h1&gt;</text:p>
      <text:p text:style-name="P3">&lt;ol&gt;</text:p>
      <text:p text:style-name="P3">&lt;li&gt;John Resig&lt;/li&gt;</text:p>
      <text:p text:style-name="P3">&lt;li&gt;Cody Lindley&lt;/li&gt;</text:p>
      <text:p text:style-name="P3">&lt;li&gt;James Padolsey&lt;/li&gt;</text:p>
      <text:p text:style-name="P3">&lt;li&gt;Ralph Whitbeck&lt;/li&gt;</text:p>
      <text:p text:style-name="P3">&lt;li&gt;Jonathan Sharp&lt;/li&gt;</text:p>
      <text:p text:style-name="P3">&lt;li&gt;Michael Geary&lt;/li&gt;</text:p>
      <text:p text:style-name="P3">&lt;li&gt;Scott González&lt;/li&gt;</text:p>
      <text:p text:style-name="P3">&lt;li&gt;Rebecca Murphey&lt;/li&gt;</text:p>
      <text:p text:style-name="P3">&lt;li&gt;Remy Sharp&lt;/li&gt;</text:p>
      <text:p text:style-name="P3">&lt;li&gt;Ariel Flesler&lt;/li&gt;</text:p>
      <text:p text:style-name="P3">&lt;li&gt;Brian Cherne&lt;/li&gt;</text:p>
      <text:p text:style-name="P3">&lt;li&gt;Jörn Zaefferer&lt;/li&gt;</text:p>
      <text:p text:style-name="P3">&lt;li&gt;Mike Hostetler&lt;/li&gt;</text:p>
      <text:p text:style-name="P3">&lt;li&gt;Nathan Smith&lt;/li&gt;</text:p>
      <text:p text:style-name="P3">&lt;li&gt;Richard D. Worth&lt;/li&gt;</text:p>
      <text:p text:style-name="P3">&lt;li&gt;Maggie Wachs&lt;/li&gt;</text:p>
      <text:p text:style-name="P3">&lt;li&gt;Scott Jehl&lt;/li&gt;</text:p>
      <text:p text:style-name="P3">&lt;li&gt;Todd Parker&lt;/li&gt;</text:p>
      <text:p text:style-name="P3">&lt;li&gt;Patty Toland&lt;/li&gt;</text:p>
      <text:p text:style-name="P3"><text:soft-page-break/>&lt;li&gt;Rob Burns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5 - Making a unique array of values from an existing</text:p>
      <text:p text:style-name="P3">array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/>
      <text:p text:style-name="P3"/>
      <text:p text:style-name="P3"/>
      <text:p text:style-name="P3">&lt;!--</text:p>
      <text:p text:style-name="P3">(function($){</text:p>
      <text:p text:style-name="P3">$(document).ready(function(){</text:p>
      <text:p text:style-name="P3">var arr = $.map($("LI"), function(item, index){</text:p>
      <text:p text:style-name="P3">while (index &lt; 3)</text:p>
      <text:p text:style-name="P3">{</text:p>
      <text:p text:style-name="P3">return $(item).html();</text:p>
      <text:p text:style-name="P3">}</text:p>
      <text:p text:style-name="P3">return null;</text:p>
      <text:p text:style-name="P3">});</text:p>
      <text:p text:style-name="P3">$(document.body).append("&lt;span&gt;The first three authors are: " +</text:p>
      <text:p text:style-name="P3">arr.join(", ") + "&lt;/span&gt;"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h1&gt;jQuery Cookbook Authors&lt;/h1&gt;</text:p>
      <text:p text:style-name="P3">&lt;ol&gt;</text:p>
      <text:p text:style-name="P3">&lt;li&gt;John Resig&lt;/li&gt;</text:p>
      <text:p text:style-name="P3">&lt;li&gt;Cody Lindley&lt;/li&gt;</text:p>
      <text:p text:style-name="P3">&lt;li&gt;James Padolsey&lt;/li&gt;</text:p>
      <text:p text:style-name="P3">&lt;li&gt;Ralph Whitbeck&lt;/li&gt;</text:p>
      <text:p text:style-name="P3">&lt;li&gt;Jonathan Sharp&lt;/li&gt;</text:p>
      <text:p text:style-name="P3">&lt;li&gt;Michael Geary&lt;/li&gt;</text:p>
      <text:p text:style-name="P3">&lt;li&gt;Scott González&lt;/li&gt;</text:p>
      <text:p text:style-name="P3">&lt;li&gt;Rebecca Murphey&lt;/li&gt;</text:p>
      <text:p text:style-name="P3">&lt;li&gt;Remy Sharp&lt;/li&gt;</text:p>
      <text:p text:style-name="P3">&lt;li&gt;Ariel Flesler&lt;/li&gt;</text:p>
      <text:p text:style-name="P3"><text:soft-page-break/>&lt;li&gt;Brian Cherne&lt;/li&gt;</text:p>
      <text:p text:style-name="P3">&lt;li&gt;Jörn Zaefferer&lt;/li&gt;</text:p>
      <text:p text:style-name="P3">&lt;li&gt;Mike Hostetler&lt;/li&gt;</text:p>
      <text:p text:style-name="P3">&lt;li&gt;Nathan Smith&lt;/li&gt;</text:p>
      <text:p text:style-name="P3">&lt;li&gt;Richard D. Worth&lt;/li&gt;</text:p>
      <text:p text:style-name="P3">&lt;li&gt;Maggie Wachs&lt;/li&gt;</text:p>
      <text:p text:style-name="P3">&lt;li&gt;Scott Jehl&lt;/li&gt;</text:p>
      <text:p text:style-name="P3">&lt;li&gt;Todd Parker&lt;/li&gt;</text:p>
      <text:p text:style-name="P3">&lt;li&gt;Patty Toland&lt;/li&gt;</text:p>
      <text:p text:style-name="P3">&lt;li&gt;Rob Burns&lt;/li&gt;</text:p>
      <text:p text:style-name="P3">&lt;/ol&gt;</text:p>
      <text:p text:style-name="P3">&lt;/body&gt;</text:p>
      <text:p text:style-name="P3">&lt;/html&gt;</text:p>
      <text:p text:style-name="P3"/>
      <text:p text:style-name="P3"/>
      <text:p text:style-name="P3"/>
      <text:p text:style-name="P3">In the solution, we are using the jQuery utility method $.map(), which will transform</text:p>
      <text:p text:style-name="P3">an existing array into another array of items. $.map() takes two arguments, an array</text:p>
      <text:p text:style-name="P3">and a callback function:</text:p>
      <text:p text:style-name="P3">$.map([1,2,3], function(n,i) { return n+i;});</text:p>
      <text:p text:style-name="P3">//Output: [1,3,5]</text:p>
      <text:p text:style-name="P3">$.map() will iterate through each item of the original array and pass in the item to be</text:p>
      <text:p text:style-name="P3">translated and the index of the current location within the array. The method is ex-</text:p>
      <text:p text:style-name="P3">pecting a value to be returned. The returned value will be inserted into the new array</text:p>
      <text:p text:style-name="P3"/>
      <text:p text:style-name="P3"/>
      <text:p text:style-name="P3"/>
      <text:p text:style-name="P3">Performing an Action on a Subset of the Selected Set</text:p>
      <text:p text:style-name="P3"/>
      <text:p text:style-name="P3"/>
      <text:p text:style-name="P3"/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6 - Performing an action on a subset of the selected</text:p>
      <text:p text:style-name="P3">set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"p").slice(1,3).wrap("&lt;i&gt;&lt;/i&gt;"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/>
      <text:p text:style-name="P3"><text:soft-page-break/>The jQuery method slice() takes a couple of options; the first is the starting index</text:p>
      <text:p text:style-name="P3">position, and the second argument, which is optional, is the ending index position. So,</text:p>
      <text:p text:style-name="P3">say you wanted all &lt;P&gt; tags except the first one; you could do $("p").slice(1), and it</text:p>
      <text:p text:style-name="P3">would start the selection at the second item and select the rest that is in the jQuery</text:p>
      <text:p text:style-name="P3">selection.</text:p>
      <text:p text:style-name="P3">slice() also takes a negative number. If a negative number is given, it’ll count in from</text:p>
      <text:p text:style-name="P3">the selection’s end. So, $("p").slice(−1); will select the last item in the selection. Ad-</text:p>
      <text:p text:style-name="P3">ditionally, $("p").slice(1, −2); will start the selection at the second item and select</text:p>
      <text:p text:style-name="P3">to the second-to-last item.</text:p>
      <text:p text:style-name="P3"/>
      <text:p text:style-name="P3"/>
      <text:p text:style-name="P3"/>
      <text:p text:style-name="P3"/>
      <text:p text:style-name="P3"><text:s/>Configuring jQuery Not to Conflict with Other Libraries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Let’s say you inherit a web page that you need to update, and the previous programmer</text:p>
      <text:p text:style-name="P3">used another JavaScript library like Prototype, but you still want to use jQuery. This</text:p>
      <text:p text:style-name="P3">will cause a conflict, and one of the two libraries will not work based on which library</text:p>
      <text:p text:style-name="P3">is listed last in the page head.</text:p>
      <text:p text:style-name="P3">If we just declare both jQuery and Prototype on the same page like so:</text:p>
      <text:p text:style-name="P3">&lt;script type="text/javascript"</text:p>
      <text:p text:style-name="P3">src="http://ajax.googleapis.com/ajax/libs/prototype/1.6.0.3/prototype.js"&gt;&lt;/script&gt;</text:p>
      <text:p text:style-name="P3">&lt;script type="text/javascript"</text:p>
      <text:p text:style-name="P3">src="http://ajax.googleapis.com/ajax/libs/jquery/1.3.2/jquery.min.js"&gt;&lt;/script&gt;</text:p>
      <text:p text:style-name="P3">this will cause a JavaScript error: element.dispatchEvent is not a function in</text:p>
      <text:p text:style-name="P3">prototype.js. Thankfully, jQuery provides a workaround with the jQuery.noCon</text:p>
      <text:p text:style-name="P3">flict() method:</text:p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7 - Configuring jQuery to free up a conflict with</text:p>
      <text:p text:style-name="P3">another library&lt;/title&gt;</text:p>
      <text:p text:style-name="P3">&lt;script type="text/javascript"</text:p>
      <text:p text:style-name="P3">src="http://ajax.googleapis.com/ajax/libs/prototype/1.6.0.3/prototype.js"&gt;&lt;/script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jQuery.noConflict();</text:p>
      <text:p text:style-name="P3">// Use jQuery via jQuery(...)</text:p>
      <text:p text:style-name="P3">jQuery(document).ready(function(){</text:p>
      <text:p text:style-name="P3">jQuery("div#jQuery").css("font-weight","bold");</text:p>
      <text:p text:style-name="P3"><text:soft-page-break/>});</text:p>
      <text:p text:style-name="P3">// Use Prototype with $(...), etc.</text:p>
      <text:p text:style-name="P3">document.observe("dom:loaded", function() {</text:p>
      <text:p text:style-name="P3">$('prototype').setStyle({</text:p>
      <text:p text:style-name="P3">fontSize: '10px'</text:p>
      <text:p text:style-name="P3">});</text:p>
      <text:p text:style-name="P3">}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 id="jQuery"&gt;Hello, I am a jQuery div&lt;/div&gt;</text:p>
      <text:p text:style-name="P3">&lt;div id="prototype"&gt;Hello, I am a Prototype div&lt;/div&gt;</text:p>
      <text:p text:style-name="P3">&lt;/body&gt;</text:p>
      <text:p text:style-name="P3">&lt;/html&gt;</text:p>
      <text:p text:style-name="P3"/>
      <text:p text:style-name="P3">When you call jQuery.noConflict(), it gives control of the $ variable back to whomever</text:p>
      <text:p text:style-name="P3">implemented it first. Once you free up the $ variable, you only will be able to access</text:p>
      <text:p text:style-name="P3">jQuery with the jQuery variable. For example, when you used to use $("div p"), you</text:p>
      <text:p text:style-name="P3">would now use jQuery("div p")</text:p>
      <text:p text:style-name="P3"/>
      <text:p text:style-name="P3"/>
      <text:p text:style-name="P3"/>
      <text:p text:style-name="P3">There is another option. If you want to make sure jQuery won’t conflict with another</text:p>
      <text:p text:style-name="P3">library but still have the benefit of a short name, you can call jQuery.noConflict() and</text:p>
      <text:p text:style-name="P3">assign it to a variable:</text:p>
      <text:p text:style-name="P3">var j = jQuery.noConflict();</text:p>
      <text:p text:style-name="P3">j(document).ready(function(){</text:p>
      <text:p text:style-name="P3">j("div#jQuery").css("font-weight","bold");</text:p>
      <text:p text:style-name="P3">});</text:p>
      <text:p text:style-name="P3">You can define your own short name by choosing the variable name you assign,</text:p>
      <text:p text:style-name="P3">jQuery.noConflict().</text:p>
      <text:p text:style-name="P3">Finally, another option is to encapsulate your jQuery code inside a closure:</text:p>
      <text:p text:style-name="P3">jQuery.noConflict();</text:p>
      <text:p text:style-name="P3">(function($){</text:p>
      <text:p text:style-name="P3">$("div#jQuery").css("font-weight","bold");</text:p>
      <text:p text:style-name="P3">})(jQuery);</text:p>
      <text:p text:style-name="P3"/>
      <text:p text:style-name="P3"/>
      <text:p text:style-name="P3"/>
      <text:p text:style-name="P3"/>
      <text:p text:style-name="P3">Adding Functionality with Plugins</text:p>
      <text:p text:style-name="P3"/>
      <text:p text:style-name="P3"/>
      <text:p text:style-name="P3">&lt;script type="text/javascript" src="scripts/2.8/jquery.cycle.all.min.js?</text:p>
      <text:p text:style-name="P3">v2.60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'.pics').cycle('fade');</text:p>
      <text:p text:style-name="P3">});</text:p>
      <text:p text:style-name="P3"><text:soft-page-break/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 class="pics"&gt;</text:p>
      <text:p text:style-name="P3">&lt;img src="images/2.8/beach1.jpg" width="200" height="200" alt="Beach 1" /&gt;</text:p>
      <text:p text:style-name="P3">&lt;img src="images/2.8/beach2.jpg" width="200" height="200" alt="Beach 2" /&gt;</text:p>
      <text:p text:style-name="P3">&lt;img src="images/2.8/beach3.jpg" width="200" height="200" alt="Beach 3" /&gt;</text:p>
      <text:p text:style-name="P3">&lt;/div&gt;</text:p>
      <text:p text:style-name="P3">&lt;/body&gt;</text:p>
      <text:p text:style-name="P3">&lt;/html&gt;</text:p>
      <text:p text:style-name="P3">To include a plugin on your page, all you need to do is download the plugin .js file,</text:p>
      <text:p text:style-name="P3">include the jQuery library on the page, then immediately after, include your plugin on</text:p>
      <text:p text:style-name="P3">the page. Then, in either another .js file or in a script block on the page, you’ll typically</text:p>
      <text:p text:style-name="P3">need to call the plugin and provide any options that may be required.</text:p>
      <text:p text:style-name="P3"/>
      <text:p text:style-name="P3"/>
      <text:p text:style-name="P3">&lt;script type="text/javascript" src="scripts/2.8/jquery.cycle.all.min.js?</text:p>
      <text:p text:style-name="P3">v2.60"&gt;&lt;/script&gt;</text:p>
      <text:p text:style-name="P3">&lt;script type="text/javascript"&gt;</text:p>
      <text:p text:style-name="P3">&lt;!--</text:p>
      <text:p text:style-name="P3">(function($){</text:p>
      <text:p text:style-name="P3">$(document).ready(function(){</text:p>
      <text:p text:style-name="P3">$('.pics').cycle('fade');</text:p>
      <text:p text:style-name="P3">}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 class="pics"&gt;</text:p>
      <text:p text:style-name="P3">&lt;img src="images/2.8/beach1.jpg" width="200" height="200" alt="Beach 1" /&gt;</text:p>
      <text:p text:style-name="P3">&lt;img src="images/2.8/beach2.jpg" width="200" height="200" alt="Beach 2" /&gt;</text:p>
      <text:p text:style-name="P3">&lt;img src="images/2.8/beach3.jpg" width="200" height="200" alt="Beach 3" /&gt;</text:p>
      <text:p text:style-name="P3">&lt;/div&gt;</text:p>
      <text:p text:style-name="P3">&lt;/body&gt;</text:p>
      <text:p text:style-name="P3">&lt;/html&gt;</text:p>
      <text:p text:style-name="P3"/>
      <text:p text:style-name="P3"/>
      <text:p text:style-name="P3"/>
      <text:p text:style-name="P3"/>
      <text:p text:style-name="P3">jQuery has one of the largest communities of developers of any of the JavaScript libra-</text:p>
      <text:p text:style-name="P3">ries. This large community contributes to a large base of plugins and tutorials that are</text:p>
      <text:p text:style-name="P3">3.8 Adding Functionality with Plugins | 73</text:p>
      <text:p text:style-name="P3">www.it-ebooks.info</text:p>
      <text:p text:style-name="P3">available on the Web. jQuery hosts a repository of plugins that have been written and</text:p>
      <text:p text:style-name="P3">submitted to http://plugins.jquery.com by the authors. There are currently more than</text:p>
      <text:p text:style-name="P3">1,600 plugins listed in the repository, and you can find plugins in many different cat-</text:p>
      <text:p text:style-name="P3">egories</text:p>
      <text:p text:style-name="P3"/>
      <text:p text:style-name="P3"/>
      <text:p text:style-name="P3"><text:soft-page-break/>• Name your file jquery.[name of plugin].js, as in jquery.debug.js.</text:p>
      <text:p text:style-name="P3">• All new methods are attached to the jQuery.fn object; all functions to the jQuery</text:p>
      <text:p text:style-name="P3">object.</text:p>
      <text:p text:style-name="P3">• Inside methods, this is a reference to the current jQuery object.</text:p>
      <text:p text:style-name="P3">• Any methods or functions you attach must have a semicolon (;) at the end—</text:p>
      <text:p text:style-name="P3">otherwise, the code will break when compressed.</text:p>
      <text:p text:style-name="P3">• Your method must return the jQuery object, unless explicitly noted otherwise.</text:p>
      <text:p text:style-name="P3">• You should use this.each to iterate over the current set of matched elements—it</text:p>
      <text:p text:style-name="P3">produces clean and compatible code that way.</text:p>
      <text:p text:style-name="P3">• Always use jQuery instead of $ inside your plugin code—that allows users to change</text:p>
      <text:p text:style-name="P3">the alias for jQuery in a single place.</text:p>
      <text:p text:style-name="P3"/>
      <text:p text:style-name="P3"/>
      <text:p text:style-name="P3"/>
      <text:p text:style-name="P3">Determining the Exact Query That Was Used</text:p>
      <text:p text:style-name="P3"/>
      <text:p text:style-name="P3"/>
      <text:p text:style-name="P3"/>
      <text:p text:style-name="P3">We can use the core properties .selector and .context in conjunction with each other</text:p>
      <text:p text:style-name="P3">so we can re-create the original query that was passed through. We need to use both</text:p>
      <text:p text:style-name="P3">in conjunction because not all queries to our function or plugin will be within the</text:p>
      <text:p text:style-name="P3">default document context:</text:p>
      <text:p text:style-name="P3">&lt;!DOCTYPE html</text:p>
      <text:p text:style-name="P3">PUBLIC "-//W3C//DTD XHTML 1.0 Transitional//EN"</text:p>
      <text:p text:style-name="P3">"http://www.w3.org/TR/xhtml1/DTD/xhtml1-transitional.dtd"&gt;</text:p>
      <text:p text:style-name="P3"/>
      <text:p text:style-name="P3"/>
      <text:p text:style-name="P3">&lt;html xmlns="http://www.w3.org/1999/xhtml"&gt;</text:p>
      <text:p text:style-name="P3">&lt;head&gt;</text:p>
      <text:p text:style-name="P3">&lt;meta http-equiv="Content-Type" content="text/html;charset=UTF-8" /&gt;</text:p>
      <text:p text:style-name="P3">&lt;title&gt;Chapter 3 - Recipe 9 - Determining the exact query that was used&lt;/title&gt;</text:p>
      <text:p text:style-name="P3">&lt;script type="text/javascript"</text:p>
      <text:p text:style-name="P3">src="http://ajax.googleapis.com/ajax/libs/jquery/1.3.2/jquery.min.js"&gt;&lt;/script&gt;</text:p>
      <text:p text:style-name="P3">&lt;script type="text/javascript"&gt;</text:p>
      <text:p text:style-name="P3">&lt;!--</text:p>
      <text:p text:style-name="P3">(function($){</text:p>
      <text:p text:style-name="P3">$.fn.ShowQuery = function(i) {</text:p>
      <text:p text:style-name="P3">alert("$(\""+ $(this).selector + "\", " + $(this).context +")");</text:p>
      <text:p text:style-name="P3">if (i &lt; 3)</text:p>
      <text:p text:style-name="P3">{</text:p>
      <text:p text:style-name="P3">$($(this).selector, $(this).context).ShowQuery(i+1);</text:p>
      <text:p text:style-name="P3">}</text:p>
      <text:p text:style-name="P3">};</text:p>
      <text:p text:style-name="P3">$("div").ShowQuery(1);</text:p>
      <text:p text:style-name="P3">})(jQuery);</text:p>
      <text:p text:style-name="P3">//--&gt;</text:p>
      <text:p text:style-name="P3">&lt;/script&gt;</text:p>
      <text:p text:style-name="P3">&lt;/head&gt;</text:p>
      <text:p text:style-name="P3">&lt;body&gt;</text:p>
      <text:p text:style-name="P3">&lt;div&gt;</text:p>
      <text:p text:style-name="P3">This is a div.</text:p>
      <text:p text:style-name="P3">&lt;/div&gt;</text:p>
      <text:p text:style-name="P3"><text:soft-page-break/>&lt;/body&gt;</text:p>
      <text:p text:style-name="P3">&lt;/html&gt;</text:p>
      <text:p text:style-name="P3"/>
      <text:p text:style-name="P3"/>
      <text:p text:style-name="P3">In the preceding example, we define a method that can be called from a jQuery selec-</text:p>
      <text:p text:style-name="P3">tion, ShowQuery. Within that method, we alert the query as it was passed in and then</text:p>
      <text:p text:style-name="P3">recursively recall ShowQuery again with the same jQuery selector. The if statement is</text:p>
      <text:p text:style-name="P3">there so that we don’t get into a recursive loop.</text:p>
      <text:p text:style-name="P3">The core properties .selector and .context were introduced in jQuery 1.3, which was</text:p>
      <text:p text:style-name="P3">released in January 2009. These methods are geared more toward plugin developers</text:p>
      <text:p text:style-name="P3">who may need to perform an action against the original query passed in. A potential</text:p>
      <text:p text:style-name="P3">use case of using these methods is to rerun the selection query or to check to see whether</text:p>
      <text:p text:style-name="P3">an element is in the selection.</text:p>
      <text:p text:style-name="P3">.selector returns as a string the actual selector that was used to match the given ele-</text:p>
      <text:p text:style-name="P3">ments. .selector will return the whole selector if, say, the selection is broken up where</text:p>
      <text:p text:style-name="P3">there is a selector and then the matched set is narrowed with the use of the find()</text:p>
      <text:p text:style-name="P3">method:</text:p>
      <text:p text:style-name="P3">$("div").find("a").selector;</text:p>
      <text:p text:style-name="P3">//returns: "div a"</text:p>
      <text:p text:style-name="P3">.context will return the DOM node originally passed in to jQuery(). If no context was</text:p>
      <text:p text:style-name="P3">set in the selector, the context will default to the document</text:p>
      <text:p text:style-name="P3"/>
      <text:p text:style-name="P3"/>
      <text:p text:style-name="P3"/>
      <text:p text:style-name="P3">Detecting Features with jQuery.support</text:p>
      <text:p text:style-name="P3"/>
      <text:p text:style-name="P3"/>
      <text:p text:style-name="P3"/>
      <text:p text:style-name="P3"/>
      <text:p text:style-name="P3"/>
      <text:p text:style-name="P3">(function($) {</text:p>
      <text:p text:style-name="P3">$(document).ready(function() {</text:p>
      <text:p text:style-name="P3">$('a')</text:p>
      <text:p text:style-name="P3">.filter(function() {</text:p>
      <text:p text:style-name="P3">var href = $(this).attr('href');</text:p>
      <text:p text:style-name="P3">// Normalize the URL</text:p>
      <text:p text:style-name="P3">if ( !jQuery.support.hrefNormalized ) {</text:p>
      <text:p text:style-name="P3">var loc = window.location;</text:p>
      <text:p text:style-name="P3">href = href.replace( loc.protocol + '//' + loc.host + loc.pathname,</text:p>
      <text:p text:style-name="P3">'');</text:p>
      <text:p text:style-name="P3">}</text:p>
      <text:p text:style-name="P3">// This anchor tag is of the form &lt;a href="#hash"&gt;</text:p>
      <text:p text:style-name="P3">return ( href.substr(0, 1) == '#' );</text:p>
      <text:p text:style-name="P3">})</text:p>
      <text:p text:style-name="P3"/>
      <text:p text:style-name="P3">.click(function() {</text:p>
      <text:p text:style-name="P3">// Special click handler code</text:p>
      <text:p text:style-name="P3">});</text:p>
      <text:p text:style-name="P3">});</text:p>
      <text:p text:style-name="P3">})(jQuery);</text:p>
      <text:p text:style-name="P3"/>
      <text:p text:style-name="P3"/>
      <text:p text:style-name="P3"><text:soft-page-break/>The jQuery.support object was added in version 1.3 and contains Boolean flags to help</text:p>
      <text:p text:style-name="P3">write code using browser feature detection. In our example, Internet Explorer (IE) has</text:p>
      <text:p text:style-name="P3">a different behavior in how it handles the href attribute. IE will return the full URL</text:p>
      <text:p text:style-name="P3">instead of the exact href attribute. Using the hrefNormalized attribute, we have future-</text:p>
      <text:p text:style-name="P3">proofed our solution in the event that a later version of IE changes this behavior. Oth-</text:p>
      <text:p text:style-name="P3">erwise, we would have needed a conditional that contained specific browser versions.</text:p>
      <text:p text:style-name="P3">While it may be tempting, it is best to avoid this approach because it requires future</text:p>
      <text:p text:style-name="P3">maintenance as new versions of browsers are released. Another reason to avoid target-</text:p>
      <text:p text:style-name="P3">ing specific browsers is that it is possible for clients to intentionally or unintentionally</text:p>
      <text:p text:style-name="P3">report an incorrect user agent string. In addition to the hrefNormalized attribute, a</text:p>
      <text:p text:style-name="P3">number of additional attributes exist:</text:p>
      <text:p text:style-name="P3">boxModel</text:p>
      <text:p text:style-name="P3">True if the browser renders according to the W3C CSS box model specification</text:p>
      <text:p text:style-name="P3">cssFloat</text:p>
      <text:p text:style-name="P3">True if style.cssFloat is used to get the current CSS float value</text:p>
      <text:p text:style-name="P3">hrefNormalized</text:p>
      <text:p text:style-name="P3">True if the browser leaves intact the results from getAttribute('href')</text:p>
      <text:p text:style-name="P3">htmlSerialize</text:p>
      <text:p text:style-name="P3">True if the browser properly serializes link elements with the innerHTML attribute</text:p>
      <text:p text:style-name="P3">leadingWhitespace</text:p>
      <text:p text:style-name="P3">True if the browser preserves leading whitespace when innerHTML is used</text:p>
      <text:p text:style-name="P3">noCloneEvent</text:p>
      <text:p text:style-name="P3">True if the browser does not clone event handlers when elements are cloned</text:p>
      <text:p text:style-name="P3">objectAll</text:p>
      <text:p text:style-name="P3">True if getElementsByTagName('*') on an element returns all descendant elements</text:p>
      <text:p text:style-name="P3">opacity</text:p>
      <text:p text:style-name="P3">True if the browser can interpret the CSS opacity style</text:p>
      <text:p text:style-name="P3">scriptEval</text:p>
      <text:p text:style-name="P3">True if using appendChild for a &lt;script&gt; tag will execute the script</text:p>
      <text:p text:style-name="P3">style</text:p>
      <text:p text:style-name="P3">True if getAttribute('style') is able to return the inline style specified by an</text:p>
      <text:p text:style-name="P3">element</text:p>
      <text:p text:style-name="P3">tbody</text:p>
      <text:p text:style-name="P3">True if the browser allows &lt;table&gt; elements without a &lt;tbody&gt; element</text:p>
      <text:p text:style-name="P3"/>
      <text:p text:style-name="P3"/>
      <text:p text:style-name="P3"/>
      <text:p text:style-name="P3"><text:s/>Iterating Over Arrays and Objects with jQuery.each</text:p>
      <text:p text:style-name="P3"/>
      <text:p text:style-name="P3">You need to iterate or loop over each element in an array or attribute of an object.</text:p>
      <text:p text:style-name="P3">Solution</text:p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$.each(months, function(index, value) {</text:p>
      <text:p text:style-name="P3">$('#months').append('&lt;li&gt;' + value + '&lt;/li&gt;');</text:p>
      <text:p text:style-name="P3">});</text:p>
      <text:p text:style-name="P3">var days = {</text:p>
      <text:p text:style-name="P3">Sunday: 0, Monday: 1, Tuesday: 2, Wednesday: 3,</text:p>
      <text:p text:style-name="P3">Thursday: 4, Friday: 5, Saturday: 6 };</text:p>
      <text:p text:style-name="P3"><text:soft-page-break/>$.each(days, function(key, value) {</text:p>
      <text:p text:style-name="P3">$('#days').append('&lt;li&gt;' + key + ' (' + value + ')&lt;/li&gt;');</text:p>
      <text:p text:style-name="P3">});</text:p>
      <text:p text:style-name="P3">});</text:p>
      <text:p text:style-name="P3">})(jQuery);</text:p>
      <text:p text:style-name="P3"/>
      <text:p text:style-name="P3">Filtering Arrays with jQuery.grep</text:p>
      <text:p text:style-name="P3"/>
      <text:p text:style-name="P3"/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months = $.grep(months, function(value, i) {</text:p>
      <text:p text:style-name="P3">return ( value.indexOf('J') == 0 );</text:p>
      <text:p text:style-name="P3">});</text:p>
      <text:p text:style-name="P3">$('#months').html( '&lt;li&gt;' + months.join('&lt;/li&gt;&lt;li&gt;') + '&lt;/li&gt;' );</text:p>
      <text:p text:style-name="P3">});</text:p>
      <text:p text:style-name="P3">})(jQuery);</text:p>
      <text:p text:style-name="P3"/>
      <text:p text:style-name="P3"/>
      <text:p text:style-name="P3"/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months = $.grep(months, function(value, i) {</text:p>
      <text:p text:style-name="P3">return ( i % 2 ) == 0;</text:p>
      <text:p text:style-name="P3">});</text:p>
      <text:p text:style-name="P3">$('#months').html( '&lt;li&gt;' + months.join('&lt;/li&gt;&lt;li&gt;') + '&lt;/li&gt;' );</text:p>
      <text:p text:style-name="P3">});</text:p>
      <text:p text:style-name="P3">})(jQuery);</text:p>
      <text:p text:style-name="P3"/>
      <text:p text:style-name="P3"/>
      <text:p text:style-name="P3">Iterating and Modifying Array Entries with jQuery.map</text:p>
      <text:p text:style-name="P3"/>
      <text:p text:style-name="P3"/>
      <text:p text:style-name="P3"/>
      <text:p text:style-name="P3">(function($) {</text:p>
      <text:p text:style-name="P3">$(document).ready(function() {</text:p>
      <text:p text:style-name="P3">var months = [ 'January', 'February', 'March', 'April', 'May',</text:p>
      <text:p text:style-name="P3">'June', 'July', 'August', 'September', 'October',</text:p>
      <text:p text:style-name="P3">'November', 'December'];</text:p>
      <text:p text:style-name="P3">months = $.map(months, function(value, i) {</text:p>
      <text:p text:style-name="P3">return value.substr(0, 3);</text:p>
      <text:p text:style-name="P3">});</text:p>
      <text:p text:style-name="P3">$('#months').html( '&lt;li&gt;' + months.join('&lt;/li&gt;&lt;li&gt;') + '&lt;/li&gt;' );</text:p>
      <text:p text:style-name="P3">});</text:p>
      <text:p text:style-name="P3">})(jQuery);</text:p>
      <text:p text:style-name="P3"/>
      <text:p text:style-name="P3"><text:soft-page-break/>In this recipe, $.map() is iterating over the months array and returns the abbreviation</text:p>
      <text:p text:style-name="P3">(first three characters). The $.map() method takes an array and a callback method as</text:p>
      <text:p text:style-name="P3">arguments and iterates over each array element executing the callback as defined by</text:p>
      <text:p text:style-name="P3">the developer. The array entry will be updated with the return value of the callback.</text:p>
      <text:p text:style-name="P3"/>
      <text:p text:style-name="P3">Combining Two Arrays with jQuery.merge</text:p>
      <text:p text:style-name="P3"/>
      <text:p text:style-name="P3"/>
      <text:p text:style-name="P3">You have two arrays that you need to combine or concatenate.</text:p>
      <text:p text:style-name="P3">Solution</text:p>
      <text:p text:style-name="P3">(function($) {</text:p>
      <text:p text:style-name="P3">$(document).ready(function() {</text:p>
      <text:p text:style-name="P3">var horseBreeds = ['Quarter Horse', 'Thoroughbred', 'Arabian'];</text:p>
      <text:p text:style-name="P3">var draftBreeds = ['Belgian', 'Percheron'];</text:p>
      <text:p text:style-name="P3">var breeds = $.merge( horseBreeds, draftBreeds );</text:p>
      <text:p text:style-name="P3">$('#horses').html( '&lt;li&gt;' + breeds.join('&lt;/li&gt;&lt;li&gt;') + '&lt;/li&gt;' );</text:p>
      <text:p text:style-name="P3">});</text:p>
      <text:p text:style-name="P3">})(jQuery);</text:p>
      <text:p text:style-name="P3"/>
      <text:p text:style-name="P3"/>
      <text:p text:style-name="P3"><text:s/>Filtering Out Duplicate Array Entries with jQuery.unique</text:p>
      <text:p text:style-name="P3"/>
      <text:p text:style-name="P3"/>
      <text:p text:style-name="P3"/>
      <text:p text:style-name="P3">You have two jQuery DOM collections that need to have duplicate elements removed:</text:p>
      <text:p text:style-name="P3">(function($) {</text:p>
      <text:p text:style-name="P3">$(document).ready(function() {</text:p>
      <text:p text:style-name="P3">var animals = $('li.animals').get();</text:p>
      <text:p text:style-name="P3">var horses = $('li.horses').get();</text:p>
      <text:p text:style-name="P3">$('#animals')</text:p>
      <text:p text:style-name="P3">.append( $(animals).clone() )</text:p>
      <text:p text:style-name="P3">.append( $(horses).clone() );</text:p>
      <text:p text:style-name="P3">});</text:p>
      <text:p text:style-name="P3">})(jQuery);</text:p>
      <text:p text:style-name="P3">Solution</text:p>
      <text:p text:style-name="P3">(function($) {</text:p>
      <text:p text:style-name="P3">$(document).ready(function() {</text:p>
      <text:p text:style-name="P3">var animals = $('li.animals').get();</text:p>
      <text:p text:style-name="P3">var horses = $('li.horses').get();</text:p>
      <text:p text:style-name="P3">var tmp = $.merge( animals, horses );</text:p>
      <text:p text:style-name="P3">tmp = $.unique( tmp );</text:p>
      <text:p text:style-name="P3">$('#animals').append( $(tmp).clone() );</text:p>
      <text:p text:style-name="P3">});</text:p>
      <text:p text:style-name="P3">})(jQuery);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Testing Callback Functions with jQuery.isFunction</text:p>
      <text:p text:style-name="P3"/>
      <text:p text:style-name="P3"/>
      <text:p text:style-name="P3"/>
      <text:p text:style-name="P3">(function($) {</text:p>
      <text:p text:style-name="P3">$.fn.myPlugin = function(settings) {</text:p>
      <text:p text:style-name="P3">return this.each(function() {</text:p>
      <text:p text:style-name="P3">settings = $.extend({ onShow: null }, settings);</text:p>
      <text:p text:style-name="P3">$(this).show();</text:p>
      <text:p text:style-name="P3">if ( $.isFunction( settings.onShow ) ) {</text:p>
      <text:p text:style-name="P3">settings.onShow.call(this);</text:p>
      <text:p text:style-name="P3">}</text:p>
      <text:p text:style-name="P3">});</text:p>
      <text:p text:style-name="P3">};</text:p>
      <text:p text:style-name="P3">$(document).ready(function() {</text:p>
      <text:p text:style-name="P3">$('div').myPlugin({</text:p>
      <text:p text:style-name="P3">onShow: function() {</text:p>
      <text:p text:style-name="P3">alert('My callback!');</text:p>
      <text:p text:style-name="P3">}</text:p>
      <text:p text:style-name="P3">});</text:p>
      <text:p text:style-name="P3">});</text:p>
      <text:p text:style-name="P3">})(jQuery);</text:p>
      <text:p text:style-name="P3"/>
      <text:p text:style-name="P3"/>
      <text:p text:style-name="P3"/>
      <text:p text:style-name="P3">While the JavaScript language provides the typeof operator, inconsistent results and</text:p>
      <text:p text:style-name="P3">edge cases across web browsers need to be taken into account. jQuery provides</text:p>
      <text:p text:style-name="P3">the .isFunction() method to ease the developer’s job. Worth pointing out is that since</text:p>
      <text:p text:style-name="P3">version 1.3, this method works for user-defined functions and returns inconsistent re-</text:p>
      <text:p text:style-name="P3">sults with built-in language functions such as this:</text:p>
      <text:p text:style-name="P3">jQuery.isFunction( document.getElementById );</text:p>
      <text:p text:style-name="P3">which returns false in versions of Internet Explorer.</text:p>
      <text:p text:style-name="P3"/>
      <text:p text:style-name="P3"/>
      <text:p text:style-name="P3">Removing Whitespace from Strings or Form Values with</text:p>
      <text:p text:style-name="P3">jQuery.trim</text:p>
      <text:p text:style-name="P3"/>
      <text:p text:style-name="P3">&lt;input type="text" name="first_name" class="cleanup" /&gt;</text:p>
      <text:p text:style-name="P3">&lt;input type="text" name="last_name" class="cleanup" /&gt;</text:p>
      <text:p text:style-name="P3">(function($) {</text:p>
      <text:p text:style-name="P3">$(document).ready(function() {</text:p>
      <text:p text:style-name="P3">$('input.cleanup').blur(function() {</text:p>
      <text:p text:style-name="P3">var value = $.trim( $(this).val() );</text:p>
      <text:p text:style-name="P3">$(this).val( value );</text:p>
      <text:p text:style-name="P3"/>
      <text:p text:style-name="P3"/>
      <text:p text:style-name="P3">});</text:p>
      <text:p text:style-name="P3">});</text:p>
      <text:p text:style-name="P3">})(jQuery);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><text:s/>Attaching Objects and Data to DOM with jQuery.data</text:p>
      <text:p text:style-name="P3">Problem</text:p>
      <text:p text:style-name="P3">Given the following DOM code:</text:p>
      <text:p text:style-name="P3">var node = document.getElementById('myId');</text:p>
      <text:p text:style-name="P3">node.onclick = function() {</text:p>
      <text:p text:style-name="P3">// Click handler</text:p>
      <text:p text:style-name="P3">};</text:p>
      <text:p text:style-name="P3">node.myObject = {</text:p>
      <text:p text:style-name="P3">label: document.getElementById('myLabel')</text:p>
      <text:p text:style-name="P3">};</text:p>
      <text:p text:style-name="P3">you have metadata associated with a DOM element for easy reference. Because of</text:p>
      <text:p text:style-name="P3">flawed garbage collection implementations of some web browsers, the preceding code</text:p>
      <text:p text:style-name="P3">can cause memory leaks.</text:p>
      <text:p text:style-name="P3"/>
      <text:p text:style-name="P3"/>
      <text:p text:style-name="P3">Properties added to an object or DOM node at runtime (called expandos) exhibit a</text:p>
      <text:p text:style-name="P3">number of issues because of flawed garbage collection implementations in some web</text:p>
      <text:p text:style-name="P3">browsers. jQuery provides developers with an intuitive and elegant method</text:p>
      <text:p text:style-name="P3">called .data() that aids developers in avoiding memory leak issues altogether:</text:p>
      <text:p text:style-name="P3">$('#myId').data('myObject', {</text:p>
      <text:p text:style-name="P3">label: $('#myLabel')[0]</text:p>
      <text:p text:style-name="P3">});</text:p>
      <text:p text:style-name="P3">var myObject = $('#myId').data('myObject');</text:p>
      <text:p text:style-name="P3">myObject.label;</text:p>
      <text:p text:style-name="P3"/>
      <text:p text:style-name="P3"/>
      <text:p text:style-name="P3">In this recipe, we use the .data() method, which manages access to our data and pro-</text:p>
      <text:p text:style-name="P3">vides a clean separation of data and markup.</text:p>
      <text:p text:style-name="P3"/>
      <text:p text:style-name="P3"/>
      <text:p text:style-name="P3"/>
      <text:p text:style-name="P3"/>
      <text:p text:style-name="P3">One of the other benefits of using the data() method is that it implicitly triggers get</text:p>
      <text:p text:style-name="P3">Data and setData events on the target element. So, given the following HTML:</text:p>
      <text:p text:style-name="P3">&lt;div id="time" class="updateTime"&gt;&lt;/div&gt;</text:p>
      <text:p text:style-name="P3">we can separate our concerns (model and view) by attaching a handler for the</text:p>
      <text:p text:style-name="P3">setData event, which receives three arguments (the event object, data key, and data</text:p>
      <text:p text:style-name="P3">value):</text:p>
      <text:p text:style-name="P3">// Listen for new data</text:p>
      <text:p text:style-name="P3">$(document).bind('setData', function(evt, key, value) {</text:p>
      <text:p text:style-name="P3">if ( key == 'clock' ) {</text:p>
      <text:p text:style-name="P3">$('.updateTime').html( value );</text:p>
      <text:p text:style-name="P3">}</text:p>
      <text:p text:style-name="P3">});</text:p>
      <text:p text:style-name="P3">The setData event is then triggered every time we call .data() on the document element:</text:p>
      <text:p text:style-name="P3">// Update the 'time' data on any element with the class 'updateTime'</text:p>
      <text:p text:style-name="P3">setInterval(function() {</text:p>
      <text:p text:style-name="P3">$(document).data('clock', (new Date()).toString() );</text:p>
      <text:p text:style-name="P3"><text:soft-page-break/>}, 1000);</text:p>
      <text:p text:style-name="P3">So, in the previous recipe, every 1 second (1,000 milliseconds) we update the clock data</text:p>
      <text:p text:style-name="P3">property on the document object, which triggers the setData event bound to the</text:p>
      <text:p text:style-name="P3">document, which in turn updates our display of the current time.</text:p>
      <text:p text:style-name="P3"/>
      <text:p text:style-name="P3"/>
      <text:p text:style-name="P3">Extending Objects with jQuery.extend</text:p>
      <text:p text:style-name="P3"/>
      <text:p text:style-name="P3"/>
      <text:p text:style-name="P3">You have developed a plugin and need to provide default options allowing end users</text:p>
      <text:p text:style-name="P3">to overwrite them.</text:p>
      <text:p text:style-name="P3">Solution</text:p>
      <text:p text:style-name="P3">(function($) {</text:p>
      <text:p text:style-name="P3">$.fn.myPlugin = function(options) {</text:p>
      <text:p text:style-name="P3">options = $.extend({</text:p>
      <text:p text:style-name="P3">message: 'Hello world',</text:p>
      <text:p text:style-name="P3">css: {</text:p>
      <text:p text:style-name="P3">color: 'red'</text:p>
      <text:p text:style-name="P3">}</text:p>
      <text:p text:style-name="P3">}, options);</text:p>
      <text:p text:style-name="P3">return this.each(function() {</text:p>
      <text:p text:style-name="P3">$(this).css(options.css).html(options.message);</text:p>
      <text:p text:style-name="P3">});</text:p>
      <text:p text:style-name="P3">};</text:p>
      <text:p text:style-name="P3">})(jQuery);</text:p>
      <text:p text:style-name="P3"/>
      <text:p text:style-name="P3"/>
      <text:p text:style-name="P3">In this recipe, we use the $.extend() method provided by jQuery. $.extend() will return</text:p>
      <text:p text:style-name="P3">a reference to the first object passed in with the latter objects overwriting any properties</text:p>
      <text:p text:style-name="P3">they define. The following code demonstrates how this works in practice:</text:p>
      <text:p text:style-name="P3">var obj = { hello: 'world' };</text:p>
      <text:p text:style-name="P3">obj = $.extend(obj, { hello: 'big world' }, { foo: 'bar' });</text:p>
      <text:p text:style-name="P3">alert( obj.hello ); // Alerts 'big world'</text:p>
      <text:p text:style-name="P3">alert( obj.foo ); // Alerts 'bar';</text:p>
      <text:p text:style-name="P3">This allows for myPlugin() in our recipe to accept an options object that will overwrite</text:p>
      <text:p text:style-name="P3">our default settings. The following code shows how an end user would overwrite the</text:p>
      <text:p text:style-name="P3">default CSS color setting:</text:p>
      <text:p text:style-name="P3">$('div').myPlugin({ css: { color: 'blue' } });</text:p>
      <text:p text:style-name="P3">One special case of the $.extend() method is that when given a single object, it will</text:p>
      <text:p text:style-name="P3">extend the base jQuery object. Thus, we could define our plugin as follows to extend</text:p>
      <text:p text:style-name="P3">the jQuery core:</text:p>
      <text:p text:style-name="P3">$.fn.extend({</text:p>
      <text:p text:style-name="P3">myPlugin: function() {</text:p>
      <text:p text:style-name="P3">options = $.extend({</text:p>
      <text:p text:style-name="P3">message: 'Hello world',</text:p>
      <text:p text:style-name="P3">css: {</text:p>
      <text:p text:style-name="P3">color: 'red'</text:p>
      <text:p text:style-name="P3">}</text:p>
      <text:p text:style-name="P3">}, options);</text:p>
      <text:p text:style-name="P3">return this.each(function() {</text:p>
      <text:p text:style-name="P3">$(this).css(options.css).html(options.message);</text:p>
      <text:p text:style-name="P3">});</text:p>
      <text:p text:style-name="P3"><text:soft-page-break/>}</text:p>
      <text:p text:style-name="P3">});</text:p>
      <text:p text:style-name="P3">$.extend() also provides a facility for a deep (or recursive) copy. This is accomplished</text:p>
      <text:p text:style-name="P3">by passing in Boolean true as the first parameter. Here is an example of how a deep</text:p>
      <text:p text:style-name="P3">copy would work:</text:p>
      <text:p text:style-name="P3">var obj1 = { foo: { bar: '123', baz: '456' }, hello: 'world' };</text:p>
      <text:p text:style-name="P3">var obj2 = { foo: { car: '789' } };</text:p>
      <text:p text:style-name="P3">var obj3 = $.extend( obj1, obj2 );</text:p>
      <text:p text:style-name="P3">Without passing in true, obj3 would be as follows:</text:p>
      <text:p text:style-name="P3">{ foo: { car: '789 }, hello: 'world' }</text:p>
      <text:p text:style-name="P3">If we specify a deep copy, obj3 would be as follows after recursively copying all</text:p>
      <text:p text:style-name="P3">properties:</text:p>
      <text:p text:style-name="P3">var obj3 = $.extend( true, obj1, obj2 );</text:p>
      <text:p text:style-name="P3">// obj3</text:p>
      <text:p text:style-name="P3">{ foo: { bar: '123', baz: '456', car: '789 }, hello: 'world' }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9T20:02:24</meta:creation-date>
    <dc:date>2014-06-10T08:47:43</dc:date>
    <meta:editing-duration>PT12H44M57S</meta:editing-duration>
    <meta:editing-cycles>78</meta:editing-cycles>
    <meta:generator>LibreOffice/3.5$Linux_x86 LibreOffice_project/350m1$Build-202</meta:generator>
    <meta:document-statistic meta:table-count="0" meta:image-count="0" meta:object-count="0" meta:page-count="71" meta:paragraph-count="1776" meta:word-count="7422" meta:character-count="60732" meta:non-whitespace-character-count="53254"/>
  </office:meta>
</office:document-meta>
</file>